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238000049D3000013ED8DC60915.svm"/>
  <manifest:file-entry manifest:media-type="" manifest:full-path="Pictures/200001840000381A00001B8F0EA816D439C6C068.svm"/>
  <manifest:file-entry manifest:media-type="" manifest:full-path="Pictures/2000007E00000C3B00000CD3AAFD98B9.svm"/>
  <manifest:file-entry manifest:media-type="" manifest:full-path="Pictures/20000126000020B900000BD1FFB08560.svm"/>
  <manifest:file-entry manifest:media-type="" manifest:full-path="Pictures/200000DC0000268400001B463FFC28CE.svm"/>
  <manifest:file-entry manifest:media-type="" manifest:full-path="Pictures/200002E30000645E0000273A680DC5BB.svm"/>
  <manifest:file-entry manifest:media-type="" manifest:full-path="Pictures/2000018F000016390000301D8C803D29AEA1D2C9.svm"/>
  <manifest:file-entry manifest:media-type="" manifest:full-path="Pictures/2000007200000E3A00000C6F5856CD6D2C50E4E7.svm"/>
  <manifest:file-entry manifest:media-type="" manifest:full-path="Pictures/200000C8000028F3000011E7347D863D.svm"/>
  <manifest:file-entry manifest:media-type="" manifest:full-path="Pictures/200001A700002E1800000E63DC31BE4AB6ECCE46.svm"/>
  <manifest:file-entry manifest:media-type="" manifest:full-path="Pictures/200000EB00000CA900000C4A66B152F8.svm"/>
  <manifest:file-entry manifest:media-type="" manifest:full-path="Pictures/20000049000009EF000008ED92DB040384857AD5.svm"/>
  <manifest:file-entry manifest:media-type="" manifest:full-path="Pictures/200000FF000029DF00001B4664D85B02.svm"/>
  <manifest:file-entry manifest:media-type="" manifest:full-path="Pictures/200000400000096100000ACC4DCE9575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33cm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8.497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2.097cm"/>
    </style:style>
    <style:style style:name="gr8" style:family="graphic" style:parent-style-name="objectwithoutfill">
      <style:graphic-properties draw:stroke="solid" svg:stroke-width="0.106cm" draw:marker-start-width="0.359cm" draw:marker-end="Arrow_20_concave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draw:fill="none" fo:min-height="18.145cm"/>
    </style:style>
    <style:style style:name="gr10" style:family="graphic" style:parent-style-name="standard">
      <style:graphic-properties draw:stroke="none" draw:fill="none" fo:min-height="12.75cm"/>
    </style:style>
    <style:style style:name="gr11" style:family="graphic" style:parent-style-name="standard">
      <style:graphic-properties draw:stroke="none" draw:fill="none" fo:min-height="7.55cm"/>
    </style:style>
    <style:style style:name="gr12" style:family="graphic" style:parent-style-name="standard">
      <style:graphic-properties draw:stroke="none" draw:fill="none" fo:min-height="0.714cm"/>
    </style:style>
    <style:style style:name="gr13" style:family="graphic" style:parent-style-name="standard">
      <style:graphic-properties draw:stroke="solid" draw:stroke-dash="Fine_20_Dashed"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32cm" fo:min-width="1.382cm"/>
    </style:style>
    <style:style style:name="gr15" style:family="graphic" style:parent-style-name="objectwithoutfill">
      <style:graphic-properties svg:stroke-width="0.08cm" draw:marker-start="Symmetric_20_Arrow" draw:marker-start-width="0.44cm" draw:marker-end-width="0.44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draw:fill="none" fo:min-height="14.934cm"/>
    </style:style>
    <style:style style:name="gr17" style:family="graphic" style:parent-style-name="standard">
      <style:graphic-properties draw:stroke="none" draw:fill="none" fo:min-height="4.984cm"/>
    </style:style>
    <style:style style:name="gr18" style:family="graphic" style:parent-style-name="standard">
      <style:graphic-properties draw:stroke="none" draw:fill="none" fo:min-height="8.641cm"/>
    </style:style>
    <style:style style:name="gr19" style:family="graphic" style:parent-style-name="standard">
      <style:graphic-properties draw:stroke="none" draw:fill="none" fo:min-height="8.55cm"/>
    </style:style>
    <style:style style:name="gr20" style:family="graphic" style:parent-style-name="standard">
      <style:graphic-properties draw:stroke="none" draw:fill="none" fo:min-height="5.35cm"/>
    </style:style>
    <style:style style:name="gr21" style:family="graphic" style:parent-style-name="standard">
      <style:graphic-properties draw:stroke="none" draw:fill="none" fo:min-height="21.601cm"/>
    </style:style>
    <style:style style:name="gr22" style:family="graphic" style:parent-style-name="standard">
      <style:graphic-properties draw:stroke="none" draw:fill="none" fo:min-height="11.233cm"/>
    </style:style>
    <style:style style:name="gr23" style:family="graphic" style:parent-style-name="standard">
      <style:graphic-properties draw:stroke="none" draw:fill="none" fo:min-height="12.267cm"/>
    </style:style>
    <style:style style:name="gr24" style:family="graphic" style:parent-style-name="standard">
      <style:graphic-properties draw:stroke="none" draw:fill="none" fo:min-height="6.976cm"/>
    </style:style>
    <style:style style:name="gr25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27" style:family="graphic" style:parent-style-name="objectwithoutfill">
      <style:graphic-properties svg:stroke-width="0.08cm" draw:marker-start-width="0.44cm" draw:marker-end="Symmetric_20_Arrow" draw:marker-end-width="0.44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svg:stroke-width="0.081cm" svg:stroke-color="#000000" draw:marker-start-width="0.321cm" draw:marker-end-width="0.321cm" draw:fill="gradient" draw:fill-gradient-name="Gray_20_Header" draw:textarea-vertical-align="middle" fo:padding-top="0.165cm" fo:padding-bottom="0.165cm" fo:padding-left="0.29cm" fo:padding-right="0.29cm"/>
    </style:style>
    <style:style style:name="pr1" style:family="presentation" style:parent-style-name="pageModel-title">
      <style:graphic-properties draw:auto-grow-height="true" fo:min-height="3.005cm"/>
    </style:style>
    <style:style style:name="pr2" style:family="presentation" style:parent-style-name="pageModel-notes">
      <style:graphic-properties draw:fill-color="#ffffff" draw:auto-grow-height="true" fo:min-height="13.364cm"/>
    </style:style>
    <style:style style:name="pr3" style:family="presentation" style:parent-style-name="pageModel-outline1">
      <style:graphic-properties fo:min-height="16.563cm"/>
    </style:style>
    <style:style style:name="pr4" style:family="presentation" style:parent-style-name="pageModel-outline1">
      <style:graphic-properties fo:min-height="8.586cm"/>
    </style:style>
    <style:style style:name="pr5" style:family="presentation" style:parent-style-name="pageModel-outline1">
      <style:graphic-properties fo:min-height="13.187cm"/>
    </style:style>
    <style:style style:name="pr6" style:family="presentation" style:parent-style-name="pageModel-outline1">
      <style:graphic-properties fo:min-height="11.575cm"/>
    </style:style>
    <style:style style:name="pr7" style:family="presentation" style:parent-style-name="pageModel-title">
      <style:graphic-properties fo:min-height="3.005cm"/>
    </style:style>
    <style:style style:name="P1" style:family="paragraph">
      <style:text-properties fo:font-size="20pt"/>
    </style:style>
    <style:style style:name="P2" style:family="paragraph">
      <style:paragraph-properties fo:margin-left="0cm" fo:margin-right="0cm" fo:line-height="100%" fo:text-indent="0cm" style:writing-mode="lr-tb"/>
    </style:style>
    <style:style style:name="P3" style:family="paragraph">
      <style:paragraph-properties fo:margin-left="0cm" fo:margin-right="0cm" fo:line-height="100%" fo:text-indent="0cm" style:writing-mode="lr-tb" style:font-independent-line-spacing="true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text-properties fo:font-family="Calibri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6" style:family="paragraph">
      <style:paragraph-properties style:text-autospace="none"/>
    </style:style>
    <style:style style:name="P7" style:family="paragraph">
      <style:paragraph-properties style:text-autospace="none"/>
      <style:text-properties fo:font-family="Calibri" style:font-style-name="Italic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8" style:family="paragraph">
      <style:paragraph-properties style:text-autospace="none"/>
      <style:text-properties fo:font-family="Calibri" style:font-style-name="Italic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text-align="start">
        <style:tab-stops/>
      </style:paragraph-properties>
    </style:style>
    <style:style style:name="P10" style:family="paragraph">
      <style:paragraph-properties fo:text-align="start">
        <style:tab-stops/>
      </style:paragraph-properties>
      <style:text-properties fo:font-size="12pt" style:font-size-asian="12pt" style:font-size-complex="12pt"/>
    </style:style>
    <style:style style:name="P11" style:family="paragraph"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style:paragraph-properties style:text-autospace="none"/>
      <style:text-properties fo:font-family="Calibri" style:font-family-generic="swiss" style:font-pitch="variable" fo:font-size="20pt" fo:font-weight="bold" style:font-size-asian="20pt" style:font-size-complex="20pt"/>
    </style:style>
    <style:style style:name="P13" style:family="paragraph">
      <style:paragraph-properties style:text-autospace="none"/>
      <style:text-properties fo:font-family="Calibri" style:font-family-generic="swiss" style:font-pitch="variable" fo:font-size="20pt" fo:font-weight="bold" style:font-size-asian="18pt" style:font-weight-asian="bold" style:font-size-complex="18pt" style:font-weight-complex="bold"/>
    </style:style>
    <style:style style:name="P14" style:family="paragraph">
      <style:paragraph-properties style:text-autospace="none"/>
      <style:text-properties fo:font-family="Calibri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15" style:family="paragraph">
      <style:paragraph-properties fo:margin-left="0cm" fo:margin-right="0cm" fo:margin-top="0cm" fo:margin-bottom="0.427cm" fo:text-indent="0cm"/>
    </style:style>
    <style:style style:name="P16" style:family="paragraph">
      <style:paragraph-properties style:text-autospace="none"/>
      <style:text-properties fo:font-size="20pt" fo:font-weight="bold" style:font-size-asian="20pt" style:font-weight-asian="bold" style:font-size-complex="20pt" style:font-weight-complex="bold"/>
    </style:style>
    <style:style style:name="P17" style:family="paragraph">
      <style:paragraph-properties style:text-autospace="none"/>
      <style:text-properties fo:font-family="Calibri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text-align="start"/>
    </style:style>
    <style:style style:name="P20" style:family="paragraph">
      <style:paragraph-properties fo:text-align="start"/>
      <style:text-properties fo:font-size="18pt"/>
    </style:style>
    <style:style style:name="P21" style:family="paragraph">
      <style:paragraph-properties fo:text-align="center" style:text-autospace="none"/>
    </style:style>
    <style:style style:name="P22" style:family="paragraph">
      <style:paragraph-properties fo:text-align="center" style:text-autospace="none"/>
      <style:text-properties fo:color="#000000" fo:font-family="Arial" style:font-style-name="Italic" style:font-family-generic="swiss" style:font-pitch="variable" fo:font-size="14pt" fo:font-style="normal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use-window-font-color="true" style:text-outline="false" style:text-line-through-style="none" fo:font-family="Calibri" style:font-style-name="Italic" style:font-family-generic="swiss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use-window-font-color="true" style:text-outline="false" style:text-line-through-style="none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fo:font-family="Calibri" style:font-family-generic="swiss" style:font-pitch="variable" fo:font-size="24pt" fo:language="en" fo:country="US" fo:font-weight="bold" style:font-family-asian="'Courier New'" style:font-family-generic-asian="modern" style:font-pitch-asian="fixed" style:font-size-asian="24pt" style:language-asian="en" style:country-asian="US" style:font-weight-asian="bold" style:font-family-complex="'Courier New'" style:font-family-generic-complex="modern" style:font-pitch-complex="fixed" style:font-size-complex="24pt" style:language-complex="en" style:country-complex="US" style:font-weight-complex="bold"/>
    </style:style>
    <style:style style:name="T6" style:family="text">
      <style:text-properties fo:color="#000080" fo:font-family="Calibri" style:font-family-generic="swiss" style:font-pitch="variable" fo:font-size="24pt" fo:language="en" fo:country="US" fo:font-weight="bold" style:font-family-asian="'Courier New'" style:font-family-generic-asian="modern" style:font-pitch-asian="fixed" style:font-size-asian="24pt" style:language-asian="en" style:country-asian="US" style:font-weight-asian="bold" style:font-family-complex="'Courier New'" style:font-family-generic-complex="modern" style:font-pitch-complex="fixed" style:font-size-complex="24pt" style:language-complex="en" style:country-complex="US" style:font-weight-complex="bold"/>
    </style:style>
    <style:style style:name="T7" style:family="text">
      <style:text-properties fo:color="#660e7a" fo:font-family="Calibri" style:font-family-generic="swiss" style:font-pitch="variable" fo:font-size="24pt" fo:language="en" fo:country="US" fo:font-style="italic" fo:font-weight="bold" style:font-family-asian="'Courier New'" style:font-family-generic-asian="modern" style:font-pitch-asian="fixed" style:font-size-asian="24pt" style:language-asian="en" style:country-asian="US" style:font-style-asian="italic" style:font-weight-asian="bold" style:font-family-complex="'Courier New'" style:font-family-generic-complex="modern" style:font-pitch-complex="fixed" style:font-size-complex="24pt" style:language-complex="en" style:country-complex="US" style:font-style-complex="italic" style:font-weight-complex="bold"/>
    </style:style>
    <style:style style:name="T8" style:family="text">
      <style:text-properties fo:color="#000000" fo:font-family="Calibri" style:font-family-generic="swiss" style:font-pitch="variable" fo:font-size="24pt" fo:language="en" fo:country="US" fo:font-style="italic" fo:font-weight="bold" style:font-family-asian="'Courier New'" style:font-family-generic-asian="modern" style:font-pitch-asian="fixed" style:font-size-asian="24pt" style:language-asian="en" style:country-asian="US" style:font-style-asian="italic" style:font-weight-asian="bold" style:font-family-complex="'Courier New'" style:font-family-generic-complex="modern" style:font-pitch-complex="fixed" style:font-size-complex="24pt" style:language-complex="en" style:country-complex="US" style:font-style-complex="italic" style:font-weight-complex="bold"/>
    </style:style>
    <style:style style:name="T9" style:family="text">
      <style:text-properties fo:color="#0000ff" fo:font-family="Calibri" style:font-family-generic="swiss" style:font-pitch="variable" fo:font-size="24pt" fo:language="en" fo:country="US" fo:font-weight="bold" style:font-family-asian="'Courier New'" style:font-family-generic-asian="modern" style:font-pitch-asian="fixed" style:font-size-asian="24pt" style:language-asian="en" style:country-asian="US" style:font-weight-asian="bold" style:font-family-complex="'Courier New'" style:font-family-generic-complex="modern" style:font-pitch-complex="fixed" style:font-size-complex="24pt" style:language-complex="en" style:country-complex="US" style:font-weight-complex="bold"/>
    </style:style>
    <style:style style:name="T10" style:family="text">
      <style:text-properties fo:color="#000080" fo:font-family="Calibri" style:font-family-generic="swiss" style:font-pitch="variable" fo:font-size="24pt" fo:language="en" fo:country="US" fo:font-style="italic" fo:font-weight="bold" style:font-family-asian="'Courier New'" style:font-family-generic-asian="modern" style:font-pitch-asian="fixed" style:font-size-asian="24pt" style:language-asian="en" style:country-asian="US" style:font-style-asian="italic" style:font-weight-asian="bold" style:font-family-complex="'Courier New'" style:font-family-generic-complex="modern" style:font-pitch-complex="fixed" style:font-size-complex="24pt" style:language-complex="en" style:country-complex="US" style:font-style-complex="italic" style:font-weight-complex="bold"/>
    </style:style>
    <style:style style:name="T11" style:family="text">
      <style:text-properties fo:color="#2a6099" fo:font-family="Calibri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ff0000" fo:font-family="Calibri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ff0000" style:text-outline="false" style:text-line-through-style="none" fo:font-family="Calibri" style:font-family-generic="swiss" style:font-pitch="variable" fo:font-size="22pt" fo:font-style="normal" fo:text-shadow="none" style:text-underline-style="none" fo:font-weight="bold" style:letter-kerning="true" style:font-family-asian="'Microsoft YaHei'" style:font-family-generic-asian="system" style:font-pitch-asian="variable" style:font-size-asian="22pt" style:font-style-asian="normal" style:font-weight-asian="bold" style:font-family-complex="Mangal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2a6099" style:text-outline="false" style:text-line-through-style="none" fo:font-family="Calibri" style:font-family-generic="swiss" style:font-pitch="variable" fo:font-size="22pt" fo:font-style="normal" fo:text-shadow="none" style:text-underline-style="none" fo:font-weight="bold" style:letter-kerning="true" style:font-family-asian="'Microsoft YaHei'" style:font-family-generic-asian="system" style:font-pitch-asian="variable" style:font-size-asian="22pt" style:font-style-asian="normal" style:font-weight-asian="bold" style:font-family-complex="Mangal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ff3333" style:text-outline="false" style:text-line-through-style="none" fo:font-family="Calibri" style:font-family-generic="swiss" style:font-pitch="variable" fo:font-size="22pt" fo:font-style="normal" fo:text-shadow="none" style:text-underline-style="none" fo:font-weight="bold" style:letter-kerning="true" style:font-family-asian="'Microsoft YaHei'" style:font-family-generic-asian="system" style:font-pitch-asian="variable" style:font-size-asian="22pt" style:font-style-asian="normal" style:font-weight-asian="bold" style:font-family-complex="Mangal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80" style:text-outline="false" style:text-line-through-style="none" fo:font-family="Calibri" style:font-style-name="Italic" style:font-family-generic="swiss" style:font-pitch="variable" fo:font-size="20pt" fo:text-shadow="none" style:text-underline-style="none" fo:font-weight="bold" style:letter-kerning="true" style:font-family-asian="'Courier New'" style:font-size-asian="20pt" style:font-weight-asian="bold" style:font-family-complex="'Courier New'" style:font-size-complex="20pt" style:font-weight-complex="bold" style:text-emphasize="none" style:font-relief="none" style:text-overline-style="none" style:text-overline-color="font-color"/>
    </style:style>
    <style:style style:name="T17" style:family="text">
      <style:text-properties fo:color="#660e7a" style:text-outline="false" style:text-line-through-style="none" fo:font-family="Calibri" style:font-style-name="Italic" style:font-family-generic="swiss" style:font-pitch="variable" fo:font-size="20pt" fo:font-style="italic" fo:text-shadow="none" style:text-underline-style="none" fo:font-weight="bold" style:letter-kerning="true" style:font-family-asian="'Courier New'" style:font-size-asian="20pt" style:font-style-asian="italic" style:font-weight-asian="bold" style:font-family-complex="'Courier New'" style:font-size-complex="20pt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fo:font-family="Calibri" style:font-style-name="Italic" style:font-family-generic="swiss" style:font-pitch="variable" fo:font-size="20pt" fo:text-shadow="none" style:text-underline-style="none" fo:font-weight="bold" style:letter-kerning="true" style:font-family-asian="'Courier New'" style:font-size-asian="20pt" style:font-weight-asian="bold" style:font-family-complex="'Courier New'" style:font-size-complex="20pt" style:font-weight-complex="bold" style:text-emphasize="none" style:font-relief="none" style:text-overline-style="none" style:text-overline-color="font-color"/>
    </style:style>
    <style:style style:name="T19" style:family="text">
      <style:text-properties fo:color="#0000ff" style:text-outline="false" style:text-line-through-style="none" fo:font-family="Calibri" style:font-style-name="Italic" style:font-family-generic="swiss" style:font-pitch="variable" fo:font-size="20pt" fo:text-shadow="none" style:text-underline-style="none" fo:font-weight="bold" style:letter-kerning="true" style:font-family-asian="'Courier New'" style:font-size-asian="20pt" style:font-weight-asian="bold" style:font-family-complex="'Courier New'" style:font-size-complex="20pt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fo:font-family="Calibri" style:font-style-name="Italic" style:font-family-generic="swiss" style:font-pitch="variable" fo:font-size="20pt" fo:font-style="normal" fo:text-shadow="none" style:text-underline-style="none" fo:font-weight="bold" style:letter-kerning="true" style:font-family-asian="'Courier New'" style:font-size-asian="20pt" style:font-style-asian="normal" style:font-weight-asian="bold" style:font-family-complex="'Courier New'" style:font-size-complex="2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80" style:text-outline="false" style:text-line-through-style="none" fo:font-family="Calibri" style:font-style-name="Italic" style:font-family-generic="swiss" style:font-pitch="variable" fo:font-size="20pt" fo:text-shadow="none" style:text-underline-style="none" fo:font-weight="bold" style:letter-kerning="true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fo:font-family="Calibri" style:font-style-name="Italic" style:font-family-generic="swiss" style:font-pitch="variable" fo:font-size="20pt" fo:text-shadow="none" style:text-underline-style="none" fo:font-weight="bold" style:letter-kerning="true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 style:text-emphasize="none" style:font-relief="none" style:text-overline-style="none" style:text-overline-color="font-color"/>
    </style:style>
    <style:style style:name="T23" style:family="text">
      <style:text-properties fo:color="#660e7a" style:text-outline="false" style:text-line-through-style="none" fo:font-family="Calibri" style:font-style-name="Italic" style:font-family-generic="swiss" style:font-pitch="variable" fo:font-size="20pt" fo:font-style="italic" fo:text-shadow="none" style:text-underline-style="none" fo:font-weight="bold" style:letter-kerning="true" style:font-family-asian="'Courier New'" style:font-family-generic-asian="modern" style:font-pitch-asian="fixed" style:font-size-asian="20pt" style:font-style-asian="italic" style:font-weight-asian="bold" style:font-family-complex="'Courier New'" style:font-family-generic-complex="modern" style:font-pitch-complex="fixed" style:font-size-complex="20pt" style:font-style-complex="italic" style:font-weight-complex="bold" style:text-emphasize="none" style:font-relief="none" style:text-overline-style="none" style:text-overline-color="font-color"/>
    </style:style>
    <style:style style:name="T24" style:family="text">
      <style:text-properties fo:color="#20999d" style:text-outline="false" style:text-line-through-style="none" fo:font-family="Calibri" style:font-style-name="Italic" style:font-family-generic="swiss" style:font-pitch="variable" fo:font-size="20pt" fo:text-shadow="none" style:text-underline-style="none" fo:font-weight="bold" style:letter-kerning="true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fo:font-family="Calibri" style:font-style-name="Italic" style:font-family-generic="swiss" style:font-pitch="variable" fo:font-size="20pt" fo:font-style="normal" fo:text-shadow="none" style:text-underline-style="none" fo:font-weight="bold" style:letter-kerning="true" style:font-family-asian="'Courier New'" style:font-family-generic-asian="modern" style:font-pitch-asian="fixed" style:font-size-asian="20pt" style:font-style-asian="normal" style:font-weight-asian="bold" style:font-family-complex="'Courier New'" style:font-family-generic-complex="modern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000080" style:text-outline="false" style:text-line-through-style="none" fo:font-family="Calibri" style:font-style-name="Italic" style:font-family-generic="swiss" style:font-pitch="variable" fo:font-size="20pt" fo:font-style="normal" fo:text-shadow="none" style:text-underline-style="none" fo:font-weight="bold" style:letter-kerning="true" style:font-family-asian="'Courier New'" style:font-family-generic-asian="modern" style:font-pitch-asian="fixed" style:font-size-asian="20pt" style:font-style-asian="normal" style:font-weight-asian="bold" style:font-family-complex="'Courier New'" style:font-family-generic-complex="modern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808080" style:text-outline="false" style:text-line-through-style="none" fo:font-family="Calibri" style:font-style-name="Italic" style:font-family-generic="swiss" style:font-pitch="variable" fo:font-size="20pt" fo:font-style="italic" fo:text-shadow="none" style:text-underline-style="none" fo:font-weight="bold" style:letter-kerning="true" style:font-family-asian="'Courier New'" style:font-family-generic-asian="modern" style:font-pitch-asian="fixed" style:font-size-asian="20pt" style:font-style-asian="italic" style:font-weight-asian="bold" style:font-family-complex="'Courier New'" style:font-family-generic-complex="modern" style:font-pitch-complex="fixed" style:font-size-complex="20pt" style:font-style-complex="italic" style:font-weight-complex="bold" style:text-emphasize="none" style:font-relief="none" style:text-overline-style="none" style:text-overline-color="font-color"/>
    </style:style>
    <style:style style:name="T28" style:family="text">
      <style:text-properties fo:color="#000080" style:text-outline="false" style:text-line-through-style="none" fo:font-family="Calibri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fo:font-family="Calibri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30" style:family="text">
      <style:text-properties fo:color="#20999d" style:text-outline="false" style:text-line-through-style="none" fo:font-family="Calibri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31" style:family="text">
      <style:text-properties fo:color="#660e7a" style:text-outline="false" style:text-line-through-style="none" fo:font-family="Calibri" style:font-style-name="Italic" style:font-family-generic="swiss" style:font-pitch="variable" fo:font-size="18pt" fo:font-style="italic" fo:text-shadow="none" style:text-underline-style="none" fo:font-weight="bold" style:letter-kerning="true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fo:font-family="Calibri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808080" style:text-outline="false" style:text-line-through-style="none" fo:font-family="Calibri" style:font-style-name="Italic" style:font-family-generic="swiss" style:font-pitch="variable" fo:font-size="18pt" fo:font-style="italic" fo:text-shadow="none" style:text-underline-style="none" fo:font-weight="bold" style:letter-kerning="true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fo:font-family="Calibri" style:font-style-name="Italic" style:font-family-generic="swiss" style:font-pitch="variable" fo:font-size="18pt" fo:font-style="italic" fo:text-shadow="none" style:text-underline-style="none" fo:font-weight="bold" style:letter-kerning="true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size="20pt" fo:font-weight="bold" style:font-size-asian="20pt" style:font-weight-asian="bold" style:font-size-complex="20pt" style:font-weight-complex="bold"/>
    </style:style>
    <style:style style:name="T37" style:family="text">
      <style:text-properties fo:color="#000080" style:text-outline="false" style:text-line-through-style="none" fo:font-family="Calibri" style:font-family-generic="swiss" style:font-pitch="variable" fo:font-size="20pt" fo:font-style="normal" fo:text-shadow="none" style:text-underline-style="none" fo:font-weight="bold" style:letter-kerning="true" style:font-family-asian="'Courier New'" style:font-size-asian="20pt" style:font-style-asian="normal" style:font-weight-asian="bold" style:font-family-complex="'Courier New'" style:font-size-complex="20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000000" style:text-outline="false" style:text-line-through-style="none" fo:font-family="Calibri" style:font-family-generic="swiss" style:font-pitch="variable" fo:font-size="20pt" fo:font-style="normal" fo:text-shadow="none" style:text-underline-style="none" fo:font-weight="bold" style:letter-kerning="true" style:font-family-asian="'Courier New'" style:font-size-asian="20pt" style:font-style-asian="normal" style:font-weight-asian="normal" style:font-family-complex="'Courier New'" style:font-size-complex="2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2a6099" style:text-outline="false" style:text-line-through-style="none" fo:font-family="Calibri" style:font-family-generic="swiss" style:font-pitch="variable" fo:font-size="20pt" fo:font-style="normal" fo:text-shadow="none" style:text-underline-style="none" fo:font-weight="bold" style:letter-kerning="true" style:font-family-asian="'Courier New'" style:font-size-asian="20pt" style:font-style-asian="normal" style:font-weight-asian="normal" style:font-family-complex="'Courier New'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fo:font-family="Calibri" style:font-family-generic="swiss" style:font-pitch="variable" fo:font-size="20pt" fo:text-shadow="none" style:text-underline-style="none" fo:font-weight="bold" style:letter-kerning="true" style:font-family-asian="'Courier New'" style:font-size-asian="20pt" style:font-family-complex="'Courier New'" style:font-size-complex="20pt" style:text-emphasize="none" style:font-relief="none" style:text-overline-style="none" style:text-overline-color="font-color"/>
    </style:style>
    <style:style style:name="T41" style:family="text">
      <style:text-properties fo:color="#000080" style:text-outline="false" style:text-line-through-style="none" fo:font-family="Calibri" style:font-family-generic="swiss" style:font-pitch="variable" fo:font-size="20pt" fo:text-shadow="none" style:text-underline-style="none" fo:font-weight="bold" style:letter-kerning="true" style:font-family-asian="'Courier New'" style:font-size-asian="20pt" style:font-weight-asian="bold" style:font-family-complex="'Courier New'" style:font-size-complex="20pt" style:font-weight-complex="bold" style:text-emphasize="none" style:font-relief="none" style:text-overline-style="none" style:text-overline-color="font-color"/>
    </style:style>
    <style:style style:name="T42" style:family="text">
      <style:text-properties fo:color="#660e7a" style:text-outline="false" style:text-line-through-style="none" fo:font-family="Calibri" style:font-family-generic="swiss" style:font-pitch="variable" fo:font-size="20pt" fo:font-style="italic" fo:text-shadow="none" style:text-underline-style="none" fo:font-weight="bold" style:letter-kerning="true" style:font-family-asian="'Courier New'" style:font-size-asian="20pt" style:font-style-asian="italic" style:font-family-complex="'Courier New'" style:font-size-complex="20pt" style:font-style-complex="italic" style:text-emphasize="none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fo:font-family="Calibri" style:font-family-generic="swiss" style:font-pitch="variable" fo:font-size="20pt" fo:text-shadow="none" style:text-underline-style="none" fo:font-weight="bold" style:letter-kerning="true" style:font-family-asian="'Courier New'" style:font-size-asian="20pt" style:font-weight-asian="bold" style:font-family-complex="'Courier New'" style:font-size-complex="20pt" style:font-weight-complex="bold" style:text-emphasize="none" style:font-relief="none" style:text-overline-style="none" style:text-overline-color="font-color"/>
    </style:style>
    <style:style style:name="T44" style:family="text">
      <style:text-properties fo:color="#999999" style:text-outline="false" style:text-line-through-style="none" fo:font-family="Calibri" style:font-family-generic="swiss" style:font-pitch="variable" fo:font-size="20pt" fo:text-shadow="none" style:text-underline-style="none" fo:font-weight="bold" style:letter-kerning="true" style:font-family-asian="'Courier New'" style:font-size-asian="20pt" style:font-weight-asian="bold" style:font-family-complex="'Courier New'" style:font-size-complex="20pt" style:font-weight-complex="bold" style:text-emphasize="none" style:font-relief="none" style:text-overline-style="none" style:text-overline-color="font-color"/>
    </style:style>
    <style:style style:name="T45" style:family="text">
      <style:text-properties fo:color="#000080" style:text-outline="false" style:text-line-through-style="none" fo:font-family="Calibri" style:font-family-generic="swiss" style:font-pitch="variable" fo:font-size="20pt" fo:font-style="normal" fo:text-shadow="none" style:text-underline-style="none" fo:font-weight="bold" style:letter-kerning="true" style:font-family-asian="'Courier New'" style:font-size-asian="18pt" style:font-style-asian="normal" style:font-weight-asian="bold" style:font-family-complex="'Courier New'" style:font-size-complex="1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color="#000000" style:text-outline="false" style:text-line-through-style="none" fo:font-family="Calibri" style:font-family-generic="swiss" style:font-pitch="variable" fo:font-size="20pt" fo:font-style="normal" fo:text-shadow="none" style:text-underline-style="none" fo:font-weight="bold" style:letter-kerning="true" style:font-family-asian="'Courier New'" style:font-size-asian="18pt" style:font-style-asian="normal" style:font-weight-asian="bold" style:font-family-complex="'Courier New'" style:font-size-complex="18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color="#000000" style:text-outline="false" style:text-line-through-style="none" fo:font-family="Calibri" style:font-family-generic="swiss" style:font-pitch="variable" fo:font-size="20pt" fo:text-shadow="none" style:text-underline-style="none" fo:font-weight="bold" style:letter-kerning="true" style:font-family-asian="'Courier New'" style:font-size-asian="18pt" style:font-weight-asian="bold" style:font-family-complex="'Courier New'" style:font-size-complex="18pt" style:font-weight-complex="bold" style:text-emphasize="none" style:font-relief="none" style:text-overline-style="none" style:text-overline-color="font-color"/>
    </style:style>
    <style:style style:name="T48" style:family="text">
      <style:text-properties fo:color="#000080" style:text-outline="false" style:text-line-through-style="none" fo:font-family="Calibri" style:font-family-generic="swiss" style:font-pitch="variable" fo:font-size="20pt" fo:text-shadow="none" style:text-underline-style="none" fo:font-weight="bold" style:letter-kerning="true" style:font-family-asian="'Courier New'" style:font-size-asian="18pt" style:font-weight-asian="bold" style:font-family-complex="'Courier New'" style:font-size-complex="18pt" style:font-weight-complex="bold" style:text-emphasize="none" style:font-relief="none" style:text-overline-style="none" style:text-overline-color="font-color"/>
    </style:style>
    <style:style style:name="T49" style:family="text">
      <style:text-properties fo:color="#660e7a" style:text-outline="false" style:text-line-through-style="none" fo:font-family="Calibri" style:font-family-generic="swiss" style:font-pitch="variable" fo:font-size="20pt" fo:font-style="italic" fo:text-shadow="none" style:text-underline-style="none" fo:font-weight="bold" style:letter-kerning="true" style:font-family-asian="'Courier New'" style:font-size-asian="18pt" style:font-style-asian="italic" style:font-weight-asian="bold" style:font-family-complex="'Courier New'" style:font-size-complex="18pt" style:font-style-complex="italic" style:font-weight-complex="bold" style:text-emphasize="none" style:font-relief="none" style:text-overline-style="none" style:text-overline-color="font-color"/>
    </style:style>
    <style:style style:name="T50" style:family="text">
      <style:text-properties fo:color="#0000ff" style:text-outline="false" style:text-line-through-style="none" fo:font-family="Calibri" style:font-family-generic="swiss" style:font-pitch="variable" fo:font-size="20pt" fo:text-shadow="none" style:text-underline-style="none" fo:font-weight="bold" style:letter-kerning="true" style:font-family-asian="'Courier New'" style:font-size-asian="18pt" style:font-weight-asian="bold" style:font-family-complex="'Courier New'" style:font-size-complex="18pt" style:font-weight-complex="bold" style:text-emphasize="none" style:font-relief="none" style:text-overline-style="none" style:text-overline-color="font-color"/>
    </style:style>
    <style:style style:name="T51" style:family="text">
      <style:text-properties fo:color="#0000ff" style:text-outline="false" style:text-line-through-style="none" fo:font-family="Calibri" style:font-family-generic="swiss" style:font-pitch="variable" fo:font-size="20pt" fo:font-style="normal" fo:text-shadow="none" style:text-underline-style="none" fo:font-weight="bold" style:letter-kerning="true" style:font-family-asian="'Courier New'" style:font-size-asian="18pt" style:font-style-asian="normal" style:font-weight-asian="bold" style:font-family-complex="'Courier New'" style:font-size-complex="18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color="#0000ff" style:text-outline="false" style:text-line-through-style="none" fo:font-family="Calibri" style:font-family-generic="swiss" style:font-pitch="variable" fo:font-size="20pt" fo:text-shadow="none" style:text-underline-style="none" fo:font-weight="bold" style:letter-kerning="true" style:font-family-asian="'Courier New'" style:font-size-asian="20pt" style:font-family-complex="'Courier New'" style:font-size-complex="20pt" style:text-emphasize="none" style:font-relief="none" style:text-overline-style="none" style:text-overline-color="font-color"/>
    </style:style>
    <style:style style:name="T53" style:family="text">
      <style:text-properties fo:color="#660e7a" style:text-outline="false" style:text-line-through-style="none" fo:font-family="Calibri" style:font-family-generic="swiss" style:font-pitch="variable" fo:font-size="20pt" fo:font-style="italic" fo:text-shadow="none" style:text-underline-style="none" fo:font-weight="bold" style:letter-kerning="true" style:font-family-asian="'Courier New'" style:font-size-asian="20pt" style:font-style-asian="italic" style:font-weight-asian="normal" style:font-family-complex="'Courier New'" style:font-size-complex="20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00" style:text-outline="false" style:text-line-through-style="none" fo:font-family="Calibri" style:font-family-generic="swiss" style:font-pitch="variable" fo:font-size="20pt" fo:text-shadow="none" style:text-underline-style="none" fo:font-weight="bold" style:letter-kerning="true" style:font-family-asian="'Courier New'" style:font-size-asian="20pt" style:font-weight-asian="normal" style:font-family-complex="'Courier New'" style:font-size-complex="20pt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0000" style:text-outline="false" style:text-line-through-style="none" fo:font-family="Calibri" style:font-family-generic="swiss" style:font-pitch="variable" fo:font-size="20pt" fo:font-style="normal" fo:text-shadow="none" style:text-underline-style="none" fo:font-weight="bold" style:letter-kerning="true" style:font-family-asian="'Courier New'" style:font-size-asian="20pt" style:font-style-asian="normal" style:font-weight-asian="bold" style:font-family-complex="'Courier New'" style:font-size-complex="20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color="#660e7a" style:text-outline="false" style:text-line-through-style="none" fo:font-family="Calibri" style:font-family-generic="swiss" style:font-pitch="variable" fo:font-size="20pt" fo:font-style="italic" fo:text-shadow="none" style:text-underline-style="none" fo:font-weight="bold" style:letter-kerning="true" style:font-family-asian="'Courier New'" style:font-size-asian="20pt" style:font-style-asian="italic" style:font-weight-asian="bold" style:font-family-complex="'Courier New'" style:font-size-complex="20pt" style:font-style-complex="italic" style:font-weight-complex="bold" style:text-emphasize="none" style:font-relief="none" style:text-overline-style="none" style:text-overline-color="font-color"/>
    </style:style>
    <style:style style:name="T57" style:family="text">
      <style:text-properties fo:color="#0000ff" style:text-outline="false" style:text-line-through-style="none" fo:font-family="Calibri" style:font-family-generic="swiss" style:font-pitch="variable" fo:font-size="20pt" fo:text-shadow="none" style:text-underline-style="none" fo:font-weight="bold" style:letter-kerning="true" style:font-family-asian="'Courier New'" style:font-size-asian="20pt" style:font-weight-asian="bold" style:font-family-complex="'Courier New'" style:font-size-complex="20pt" style:font-weight-complex="bold" style:text-emphasize="none" style:font-relief="none" style:text-overline-style="none" style:text-overline-color="font-color"/>
    </style:style>
    <style:style style:name="T58" style:family="text">
      <style:text-properties fo:color="#0000ff" style:text-outline="false" style:text-line-through-style="none" fo:font-family="Calibri" style:font-family-generic="swiss" style:font-pitch="variable" fo:font-size="20pt" fo:font-style="normal" fo:text-shadow="none" style:text-underline-style="none" fo:font-weight="bold" style:letter-kerning="true" style:font-family-asian="'Courier New'" style:font-size-asian="20pt" style:font-style-asian="normal" style:font-weight-asian="bold" style:font-family-complex="'Courier New'" style:font-size-complex="20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color="#999999" style:text-outline="false" style:text-line-through-style="none" fo:font-family="Calibri" style:font-family-generic="swiss" style:font-pitch="variable" fo:font-size="20pt" fo:font-style="normal" fo:text-shadow="none" style:text-underline-style="none" fo:font-weight="bold" style:letter-kerning="true" style:font-family-asian="'Courier New'" style:font-size-asian="20pt" style:font-style-asian="normal" style:font-weight-asian="normal" style:font-family-complex="'Courier New'" style:font-size-complex="2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0000" style:text-outline="false" style:text-line-through-style="none" fo:font-family="'Courier New'" style:font-family-generic="modern" style:font-pitch="fixed" fo:font-size="20pt" fo:text-shadow="none" style:text-underline-style="none" fo:font-weight="bold" style:letter-kerning="true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 style:text-emphasize="none" style:font-relief="none" style:text-overline-style="none" style:text-overline-color="font-color"/>
    </style:style>
    <style:style style:name="T61" style:family="text">
      <style:text-properties fo:color="#008000" style:text-outline="false" style:text-line-through-style="none" fo:font-family="'Courier New'" style:font-family-generic="modern" style:font-pitch="fixed" fo:font-size="20pt" fo:text-shadow="none" style:text-underline-style="none" fo:font-weight="bold" style:letter-kerning="true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 style:text-emphasize="none" style:font-relief="none" style:text-overline-style="none" style:text-overline-color="font-color"/>
    </style:style>
    <style:style style:name="T62" style:family="text">
      <style:text-properties fo:color="#660e7a" style:text-outline="false" style:text-line-through-style="none" fo:font-family="'Courier New'" style:font-family-generic="modern" style:font-pitch="fixed" fo:font-size="20pt" fo:font-style="italic" fo:text-shadow="none" style:text-underline-style="none" fo:font-weight="bold" style:letter-kerning="true" style:font-family-asian="'Courier New'" style:font-family-generic-asian="modern" style:font-pitch-asian="fixed" style:font-size-asian="20pt" style:font-style-asian="italic" style:font-weight-asian="bold" style:font-family-complex="'Courier New'" style:font-family-generic-complex="modern" style:font-pitch-complex="fixed" style:font-size-complex="20pt" style:font-style-complex="italic" style:font-weight-complex="bold" style:text-emphasize="none" style:font-relief="none" style:text-overline-style="none" style:text-overline-color="font-color"/>
    </style:style>
    <style:style style:name="T63" style:family="text">
      <style:text-properties fo:color="#000000" style:text-outline="false" style:text-line-through-style="none" fo:font-family="'Courier New'" style:font-family-generic="modern" style:font-pitch="fixed" fo:font-size="20pt" fo:font-style="italic" fo:text-shadow="none" style:text-underline-style="none" fo:font-weight="bold" style:letter-kerning="true" style:font-family-asian="'Courier New'" style:font-family-generic-asian="modern" style:font-pitch-asian="fixed" style:font-size-asian="20pt" style:font-style-asian="italic" style:font-weight-asian="bold" style:font-family-complex="'Courier New'" style:font-family-generic-complex="modern" style:font-pitch-complex="fixed" style:font-size-complex="20pt" style:font-style-complex="italic" style:font-weight-complex="bold" style:text-emphasize="none" style:font-relief="none" style:text-overline-style="none" style:text-overline-color="font-color"/>
    </style:style>
    <style:style style:name="T64" style:family="text">
      <style:text-properties fo:color="#808080" style:text-outline="false" style:text-line-through-style="none" fo:font-family="'Courier New'" style:font-family-generic="modern" style:font-pitch="fixed" fo:font-size="20pt" fo:font-style="italic" fo:text-shadow="none" style:text-underline-style="none" fo:font-weight="bold" style:letter-kerning="true" style:font-family-asian="'Courier New'" style:font-family-generic-asian="modern" style:font-pitch-asian="fixed" style:font-size-asian="20pt" style:font-style-asian="italic" style:font-weight-asian="bold" style:font-family-complex="'Courier New'" style:font-family-generic-complex="modern" style:font-pitch-complex="fixed" style:font-size-complex="20pt" style:font-style-complex="italic" style:font-weight-complex="bold" style:text-emphasize="none" style:font-relief="none" style:text-overline-style="none" style:text-overline-color="font-color"/>
    </style:style>
    <style:style style:name="T65" style:family="text">
      <style:text-properties fo:color="#000000" style:text-outline="false" style:text-line-through-style="none" fo:font-family="'Courier New'" style:font-family-generic="modern" style:font-pitch="fixed" fo:font-size="20pt" fo:font-style="normal" fo:text-shadow="none" style:text-underline-style="none" fo:font-weight="bold" style:letter-kerning="true" style:font-family-asian="'Courier New'" style:font-family-generic-asian="modern" style:font-pitch-asian="fixed" style:font-size-asian="20pt" style:font-style-asian="normal" style:font-weight-asian="bold" style:font-family-complex="'Courier New'" style:font-family-generic-complex="modern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color="#808080" style:text-outline="false" style:text-line-through-style="none" style:text-position="0% 100%" fo:font-family="Calibri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67" style:family="text">
      <style:text-properties fo:color="#000080" style:text-outline="false" style:text-line-through-style="none" style:text-position="0% 100%" fo:font-family="Calibri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68" style:family="text">
      <style:text-properties fo:color="#000000" style:text-outline="false" style:text-line-through-style="none" style:text-position="0% 100%" fo:font-family="Calibri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69" style:family="text">
      <style:text-properties fo:color="#0000ff" style:text-outline="false" style:text-line-through-style="none" style:text-position="0% 100%" fo:font-family="Calibri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70" style:family="text">
      <style:text-properties fo:color="#660e7a" style:text-outline="false" style:text-line-through-style="none" style:text-position="0% 100%" fo:font-family="Calibri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71" style:family="text"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size="18pt"/>
    </style:style>
    <style:style style:name="T73" style:family="text">
      <style:text-properties fo:color="#000000" style:text-outline="false" style:text-line-through-style="none" fo:font-family="Arial" style:font-style-name="Italic" style:font-family-generic="swiss" style:font-pitch="variable" fo:font-size="14pt" fo:language="en" fo:country="US" fo:font-style="normal" fo:text-shadow="none" style:text-underline-style="none" fo:font-weight="bold" style:letter-kerning="true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/>From the RISC-V spec to a low-tech SoC <text:line-break/><text:span text:style-name="T1"><text:tab/></text:span><text:span text:style-name="T1">passing by SpinalHDL, VexRiscv and OpenOCD</text:span></text:p>
          </draw:text-box>
        </draw:frame>
        <draw:frame draw:style-name="gr1" draw:layer="layout" svg:width="7.83cm" svg:height="0.963cm" svg:x="25.3cm" svg:y="17.1cm">
          <draw:text-box>
            <text:p>Dolu1990, FSiC, 2019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 short, I'm involved into :</text:p>
          </draw:text-box>
        </draw:frame>
        <draw:frame presentation:style-name="pr3" draw:layer="layout" svg:width="29.6cm" svg:height="16.563cm" svg:x="1.6cm" svg:y="3.813cm" presentation:class="outline" presentation:user-transformed="true">
          <draw:text-box>
            <text:list text:style-name="L2">
              <text:list-item>
                <text:p>SpinalHDL (Alternative to VHDL/SystemVerilog for digital netlist description)</text:p>
              </text:list-item>
              <text:list-item>
                <text:p>VexRiscv (RISC-V CPU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From RISC-V to VexRiscv (CPU implementation)</text:p>
          </draw:text-box>
        </draw:frame>
        <draw:frame presentation:style-name="pr3" draw:layer="layout" svg:width="29.6cm" svg:height="16.563cm" svg:x="1.6cm" svg:y="3.813cm" presentation:class="outline" presentation:user-transformed="true">
          <draw:text-box>
            <text:list text:style-name="L2">
              <text:list-item>
                <text:p>RV32I[M][C]</text:p>
              </text:list-item>
              <text:list-item>
                <text:p>Implemented in SpinalHDL</text:p>
                <text:list>
                  <text:list-item>
                    <text:p>Automated instruction decoding generation (Quine–McCluskey)</text:p>
                  </text:list-item>
                  <text:list-item>
                    <text:p><text:span text:style-name="T2">Automated pipelining (f</text:span>rom 2 stages to 4 + X fetch stages)</text:p>
                  </text:list-item>
                  <text:list-item>
                    <text:p>CPU composability and customisation (The parametrization hold the behaviour)</text:p>
                  </text:list-item>
                  <text:list-item>
                    <text:p>Can't do that with VHDL/SystemVerilog on current synthesis tools</text:p>
                  </text:list-item>
                </text:list>
              </text:list-item>
              <text:list-item>
                <text:p>Some resources about it :</text:p>
                <text:list>
                  <text:list-item>
                    <text:p><text:span text:style-name="T3"><text:a xlink:href="https://github.com/SpinalHDL/VexRiscv#add-a-custom-instruction-to-the-cpu-via-the-plugin-system">https://github.com/SpinalHDL/VexRiscv#add-a-custom-instruction-to-the-cpu-via-the-plugin-system</text:a></text:span></text:p>
                  </text:list-item>
                  <text:list-item>
                    <text:p><text:span text:style-name="T3"><text:a xlink:href="https://tomverbeure.github.io/rtl/2018/12/06/The-VexRiscV-CPU-A-New-Way-To-Design.html">https://tomverbeure.github.io/rtl/2018/12/06/The-VexRiscV-CPU-A-New-Way-To-Design.html</text:a>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pinalHDL, what it is, what it isn’t</text:p>
          </draw:text-box>
        </draw:frame>
        <draw:frame presentation:style-name="pr3" draw:layer="layout" svg:width="29.6cm" svg:height="16.563cm" svg:x="1.6cm" svg:y="3.722cm" presentation:class="outline" presentation:user-transformed="true">
          <draw:text-box>
            <text:list text:style-name="L2">
              <text:list-item>
                <text:p>Not a even driven language</text:p>
              </text:list-item>
              <text:list-item>
                <text:p>Not a High Level Synthesis (HLS)</text:p>
              </text:list-item>
              <text:list-item>
                <text:p>Not a data flow language</text:p>
              </text:list-item>
              <text:list-item>
                <text:p>Not a language</text:p>
              </text:list-item>
              <text:list-item>
                <text:p><text:span text:style-name="T4">It is an hardware description library (SpinalHDL) implemented in a general purpose programming language (</text:span>Scala)</text:p>
              </text:list-item>
              <text:list-item>
                <text:p>The hardware netlist is elaborated from the software runtime, not a compilatio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pinalHDL API, not so far from a regular HDL</text:p>
          </draw:text-box>
        </draw:frame>
        <draw:custom-shape draw:name="Rectangle 1" draw:style-name="gr3" draw:text-style-name="P3" draw:layer="layout" svg:width="12.241cm" svg:height="9.405cm" svg:x="4cm" svg:y="4.968cm">
          <text:list text:style-name="L3">
            <text:list-header>
              <text:p text:style-name="P2"><text:span text:style-name="T5"><text:line-break/></text:span><text:span text:style-name="T6">val </text:span><text:span text:style-name="T7">myRegister </text:span><text:span text:style-name="T5">= </text:span><text:span text:style-name="T8">Reg</text:span><text:span text:style-name="T5">(UInt(</text:span><text:span text:style-name="T9">4 </text:span><text:span text:style-name="T5">bits))</text:span><text:span text:style-name="T5"><text:line-break/></text:span><text:span text:style-name="T8">when</text:span><text:span text:style-name="T5">(</text:span><text:span text:style-name="T7">cond</text:span><text:span text:style-name="T5">) {</text:span><text:span text:style-name="T8"><text:line-break/></text:span><text:span text:style-name="T8"> <text:s text:c="3"/></text:span><text:span text:style-name="T7">myRegister </text:span><text:span text:style-name="T5">:= </text:span><text:span text:style-name="T7">myRegister </text:span><text:span text:style-name="T5">+ </text:span><text:span text:style-name="T9">1</text:span><text:span text:style-name="T9"><text:line-break/></text:span><text:span text:style-name="T5">}</text:span></text:p>
              <text:p text:style-name="P2"><text:span text:style-name="T8"/></text:p>
              <text:p text:style-name="P2"><text:span text:style-name="T10">val </text:span><text:span text:style-name="T7">mySignal <text:s/></text:span><text:span text:style-name="T8">= Bool</text:span><text:span text:style-name="T8"><text:line-break/></text:span><text:span text:style-name="T7">mySignal </text:span><text:span text:style-name="T8">:= ! </text:span><text:span text:style-name="T7">myRegister.msb</text:span><text:span text:style-name="T8"><text:line-break/></text:span><text:span text:style-name="T8"/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4.47cm" svg:height="5.224cm" svg:x="16.33cm" svg:y="7.376cm">
          <draw:image xlink:href="Pictures/20000126000020B900000BD1FFB08560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geModel" presentation:presentation-page-layout-name="AL1T1">
        <office:forms form:automatic-focus="false" form:apply-design-mode="false"/>
        <draw:frame draw:style-name="gr5" draw:text-style-name="P5" draw:layer="layout" svg:width="21cm" svg:height="8.747cm" svg:x="4.6cm" svg:y="6.053cm">
          <draw:text-box>
            <text:p><text:span text:style-name="T11"><text:s text:c="2"/></text:span><text:span text:style-name="T11">BLUE =&gt; Elaboration software</text:span></text:p>
            <text:p><text:span text:style-name="T12"><text:s text:c="2"/></text:span><text:span text:style-name="T12">RED <text:s text:c="2"/>=&gt; SpinalHDL API</text:span></text:p>
            <text:p><text:span text:style-name="T11"/></text:p>
            <text:p><text:span text:style-name="T11"><text:s text:c="2"/></text:span><text:span text:style-name="T11">val a,b,c = </text:span><text:span text:style-name="T12">UInt(</text:span><text:span text:style-name="T11">8 bits</text:span><text:span text:style-name="T12">)</text:span></text:p>
            <text:p><text:span text:style-name="T13"><text:s text:c="2"/></text:span><text:span text:style-name="T14">val list = List(a,b,c)</text:span></text:p>
            <text:p><text:span text:style-name="T14"/></text:p>
            <text:p><text:span text:style-name="T13"><text:s text:c="2"/></text:span><text:span text:style-name="T14">for(element &lt;- list){</text:span></text:p>
            <text:p><text:span text:style-name="T14"><text:s text:c="6"/></text:span><text:span text:style-name="T14">element</text:span><text:span text:style-name="T13"> := U</text:span><text:span text:style-name="T15">(</text:span><text:span text:style-name="T14">0</text:span><text:span text:style-name="T15">)</text:span></text:p>
            <text:p><text:span text:style-name="T14"><text:s text:c="2"/></text:span><text:span text:style-name="T14">}</text:span></text:p>
          </draw:text-box>
        </draw:frame>
        <draw:frame draw:style-name="gr6" draw:text-style-name="P4" xml:id="id2" draw:id="id2" draw:layer="layout" svg:width="5.441cm" svg:height="4.755cm" svg:x="20.842cm" svg:y="7.8cm">
          <draw:image xlink:href="Pictures/2000007200000E3A00000C6F5856CD6D2C50E4E7.svm" xlink:type="simple" xlink:show="embed" xlink:actuate="onLoad">
            <text:p/>
          </draw:image>
        </draw:frame>
        <draw:frame draw:style-name="gr6" draw:text-style-name="P4" xml:id="id3" draw:id="id3" draw:layer="layout" svg:width="3.942cm" svg:height="3.542cm" svg:x="15cm" svg:y="9.058cm">
          <draw:image xlink:href="Pictures/20000049000009EF000008ED92DB040384857AD5.svm" xlink:type="simple" xlink:show="embed" xlink:actuate="onLoad">
            <text:p/>
          </draw:image>
        </draw:frame>
        <draw:frame presentation:style-name="pr1" draw:layer="layout" svg:width="28.799cm" svg:height="3.005cm" svg:x="1.58cm" svg:y="0.718cm" presentation:class="title" presentation:user-transformed="true">
          <draw:text-box>
            <text:p>Software as an elaboration tool</text:p>
          </draw:text-box>
        </draw:frame>
        <draw:frame draw:style-name="gr4" draw:text-style-name="P4" xml:id="id1" draw:id="id1" draw:layer="layout" svg:width="3.6cm" svg:height="4.145cm" svg:x="17.942cm" svg:y="8.655cm">
          <draw:image xlink:href="Pictures/200000400000096100000ACC4DCE9575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58cm" svg:y="0.718cm" presentation:class="title" presentation:user-transformed="true">
          <draw:text-box>
            <text:p>Software as an elaboration tool</text:p>
          </draw:text-box>
        </draw:frame>
        <draw:frame presentation:style-name="pr3" draw:layer="layout" svg:width="29.6cm" svg:height="16.563cm" svg:x="1.6cm" svg:y="3.723cm" presentation:class="outline" presentation:user-transformed="true">
          <draw:text-box>
            <text:list text:style-name="L2">
              <text:list-item>
                <text:p>Object oriented programming </text:p>
              </text:list-item>
              <text:list-item>
                <text:p>Functional programming</text:p>
              </text:list-item>
              <text:list-item>
                <text:p>Inheritance</text:p>
              </text:list-item>
              <text:list-item>
                <text:p>Software collection (Dynamic lists, Map/Dictionary, Set)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erconnect</text:p>
          </draw:text-box>
        </draw:frame>
        <draw:frame presentation:style-name="pr4" draw:layer="layout" svg:width="29.6cm" svg:height="8.586cm" svg:x="1.6cm" svg:y="3.814cm" presentation:class="outline" presentation:user-transformed="true">
          <draw:text-box>
            <text:list text:style-name="L2">
              <text:list-item>
                <text:p>Nothing complicated here</text:p>
                <text:list>
                  <text:list-item>
                    <text:p>1 to N (decoder)</text:p>
                  </text:list-item>
                  <text:list-item>
                    <text:p>N to 1 (arbiter)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4.949cm" svg:height="4.804cm" svg:x="16.451cm" svg:y="3.2cm">
          <draw:image xlink:href="Pictures/200000EB00000CA900000C4A66B152F8.svm" xlink:type="simple" xlink:show="embed" xlink:actuate="onLoad">
            <text:p/>
          </draw:image>
        </draw:frame>
        <draw:frame draw:style-name="gr6" draw:text-style-name="P4" draw:layer="layout" svg:width="4.836cm" svg:height="5.07cm" svg:x="22.6cm" svg:y="3.2cm">
          <draw:image xlink:href="Pictures/2000007E00000C3B00000CD3AAFD98B9.svm" xlink:type="simple" xlink:show="embed" xlink:actuate="onLoad">
            <text:p/>
          </draw:image>
        </draw:frame>
        <draw:frame draw:style-name="gr6" draw:text-style-name="P4" xml:id="id4" draw:id="id4" draw:layer="layout" svg:width="12.818cm" svg:height="8.349cm" svg:x="9.4cm" svg:y="8.251cm">
          <draw:image xlink:href="Pictures/200000FF000029DF00001B4664D85B02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geModel" presentation:presentation-page-layout-name="AL1T1">
        <office:forms form:automatic-focus="false" form:apply-design-mode="false"/>
        <draw:frame draw:style-name="gr7" draw:text-style-name="P7" draw:layer="layout" svg:width="28.6cm" svg:height="12.347cm" svg:x="0.6cm" svg:y="0.75cm">
          <draw:text-box>
            <text:p text:style-name="P6"><text:span text:style-name="T16">val </text:span><text:span text:style-name="T17">interconnect </text:span><text:span text:style-name="T18">= PipelinedMemoryBusInterconnect()</text:span><text:span text:style-name="T18"><text:line-break/></text:span><text:span text:style-name="T18"><text:line-break/></text:span><text:span text:style-name="T17">interconnect</text:span><text:span text:style-name="T18">.addSlaves(</text:span><text:span text:style-name="T18"><text:line-break/></text:span><text:span text:style-name="T18"> <text:s/>ram.io.bus <text:s text:c="14"/>-&gt; SizeMapping(</text:span><text:span text:style-name="T19">0x00000</text:span><text:span text:style-name="T18">, <text:s text:c="3"/></text:span><text:span text:style-name="T19">64 </text:span><text:span text:style-name="T18">kB),</text:span><text:span text:style-name="T18"><text:line-break/></text:span><text:span text:style-name="T18"> <text:s/>flash.io.bus <text:s text:c="12"/>-&gt; SizeMapping(</text:span><text:span text:style-name="T19">0x80000</text:span><text:span text:style-name="T18">, <text:s/></text:span><text:span text:style-name="T19">512 </text:span><text:span text:style-name="T18">kB),</text:span><text:span text:style-name="T18"><text:line-break/></text:span><text:span text:style-name="T18"> <text:s/>peripherals.io.bus -&gt; SizeMapping(</text:span><text:span text:style-name="T19">0x70000</text:span><text:span text:style-name="T18">, <text:s text:c="3"/></text:span><text:span text:style-name="T19">64 </text:span><text:span text:style-name="T18">kB)</text:span><text:span text:style-name="T18"><text:line-break/></text:span><text:span text:style-name="T18">)</text:span><text:span text:style-name="T18"><text:line-break/></text:span><text:span text:style-name="T18"><text:line-break/></text:span><text:span text:style-name="T17">interconnect</text:span><text:span text:style-name="T18">.addMasters(</text:span><text:span text:style-name="T18"><text:line-break/></text:span><text:span text:style-name="T18"> <text:s/>cpu.io.iBus <text:s/>-&gt; </text:span><text:span text:style-name="T17">List</text:span><text:span text:style-name="T20">(ram.io.bus, flash.io.bus),</text:span><text:span text:style-name="T18"><text:line-break/></text:span><text:span text:style-name="T18"> <text:s/>cpu.io.dBus -&gt; </text:span><text:span text:style-name="T17">List</text:span><text:span text:style-name="T18">(ram.io.bus, flash.io.bus, peripherals.io.bus)</text:span><text:span text:style-name="T20"><text:line-break/></text:span><text:span text:style-name="T20">)</text:span></text:p>
            <text:p text:style-name="P6"><text:span text:style-name="T20"/></text:p>
            <text:p text:style-name="P6"><text:span text:style-name="T17">interconnect</text:span><text:span text:style-name="T20">.build()</text:span></text:p>
          </draw:text-box>
        </draw:frame>
        <draw:line draw:style-name="gr8" draw:text-style-name="P4" draw:layer="layout" svg:x1="7.8cm" svg:y1="12.6cm" svg:x2="18.2cm" svg:y2="12.6cm">
          <text:p/>
        </draw:line>
        <draw:frame draw:style-name="gr4" draw:text-style-name="P4" draw:layer="layout" svg:width="13.84cm" svg:height="9.8cm" svg:x="19.56cm" svg:y="7.6cm">
          <draw:image xlink:href="Pictures/200000DC0000268400001B463FFC28CE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geModel" presentation:presentation-page-layout-name="AL1T1">
        <office:forms form:automatic-focus="false" form:apply-design-mode="false"/>
        <draw:frame draw:style-name="gr9" draw:text-style-name="P7" draw:layer="layout" svg:width="29.459cm" svg:height="18.395cm" svg:x="34.54cm" svg:y="8.604cm">
          <draw:text-box>
            <text:p text:style-name="P6"><text:span text:style-name="T21">class </text:span><text:span text:style-name="T22">PipelinedMemoryBusInterconnect{</text:span><text:span text:style-name="T22"><text:line-break/></text:span><text:span text:style-name="T22"> <text:s text:c="3"/></text:span><text:span text:style-name="T21">val </text:span><text:span text:style-name="T23">slaves </text:span><text:span text:style-name="T22">= HashMap[PipelinedMemoryBus, SizeMapping]()</text:span><text:span text:style-name="T22"><text:line-break/></text:span><text:span text:style-name="T22"> <text:s text:c="3"/></text:span><text:span text:style-name="T21">val </text:span><text:span text:style-name="T23">masters </text:span><text:span text:style-name="T22">= HashMap[PipelinedMemoryBus, </text:span><text:span text:style-name="T24">List</text:span><text:span text:style-name="T22">[PipelinedMemoryBus]]()</text:span><text:span text:style-name="T22"><text:line-break/></text:span><text:span text:style-name="T22"> <text:s text:c="3"/></text:span><text:span text:style-name="T21">def </text:span><text:span text:style-name="T22">addSlave(s : PipelinedMemoryBus, mapping : SizeMapping) = {</text:span><text:span text:style-name="T22"><text:line-break/></text:span><text:span text:style-name="T22"> <text:s text:c="7"/></text:span><text:span text:style-name="T23">slaves</text:span><text:span text:style-name="T22">(s) = mapping</text:span><text:span text:style-name="T22"><text:line-break/></text:span><text:span text:style-name="T22"> <text:s text:c="3"/>}</text:span><text:span text:style-name="T22"><text:line-break/></text:span><text:span text:style-name="T22"> <text:s text:c="3"/></text:span><text:span text:style-name="T21">def </text:span><text:span text:style-name="T22">addMaster(m : PipelinedMemoryBus, slaves : </text:span><text:span text:style-name="T24">List</text:span><text:span text:style-name="T22">[PipelinedMemoryBus]) = {</text:span><text:span text:style-name="T22"><text:line-break/></text:span><text:span text:style-name="T22"> <text:s text:c="7"/></text:span><text:span text:style-name="T23">masters</text:span><text:span text:style-name="T25">(m) = slaves</text:span><text:span text:style-name="T25"><text:line-break/></text:span><text:span text:style-name="T25"> <text:s text:c="3"/>}</text:span><text:span text:style-name="T25"><text:line-break/></text:span><text:span text:style-name="T25"><text:line-break/></text:span><text:span text:style-name="T25"> <text:s text:c="3"/></text:span><text:span text:style-name="T26">def </text:span><text:span text:style-name="T25">build() : Unit = {</text:span></text:p>
            <text:p text:style-name="P6"><text:span text:style-name="T25"><text:tab/></text:span><text:span text:style-name="T26">for</text:span><text:span text:style-name="T25">((master, slaves) &lt;- </text:span><text:span text:style-name="T23">masters</text:span><text:span text:style-name="T25">){</text:span><text:span text:style-name="T25"><text:line-break/></text:span><text:span text:style-name="T25"> <text:s text:c="13"/></text:span><text:span text:style-name="T27">// Generate decoders</text:span><text:span text:style-name="T27"><text:line-break/></text:span><text:span text:style-name="T27"> <text:s text:c="7"/></text:span><text:span text:style-name="T25">}</text:span><text:span text:style-name="T25"><text:line-break/></text:span><text:span text:style-name="T27"> <text:s text:c="7"/></text:span><text:span text:style-name="T26">for</text:span><text:span text:style-name="T25">((slave, mapping) &lt;- </text:span><text:span text:style-name="T23">masters</text:span><text:span text:style-name="T25">){</text:span><text:span text:style-name="T25"><text:line-break/></text:span><text:span text:style-name="T27"> <text:s text:c="12"/></text:span><text:span text:style-name="T25"><text:s/></text:span><text:span text:style-name="T27">// Generate arbiters</text:span><text:span text:style-name="T27"><text:line-break/></text:span><text:span text:style-name="T27"> <text:s text:c="7"/></text:span><text:span text:style-name="T25">}</text:span><text:span text:style-name="T25"><text:line-break/></text:span><text:span text:style-name="T27"> <text:s text:c="7"/>// Connect decoders to arbiters</text:span></text:p>
            <text:p text:style-name="P6"><text:span text:style-name="T25"><text:s text:c="4"/></text:span><text:span text:style-name="T25">}</text:span></text:p>
            <text:p text:style-name="P6"><text:span text:style-name="T25">}</text:span></text:p>
          </draw:text-box>
        </draw:frame>
        <draw:frame draw:style-name="gr10" draw:text-style-name="P8" draw:layer="layout" svg:width="27.735cm" svg:height="13cm" svg:x="1.2cm" svg:y="0.4cm">
          <draw:text-box>
            <text:p text:style-name="P6"><text:span text:style-name="T28">class </text:span><text:span text:style-name="T29">PipelinedMemoryBusInterconnect{</text:span><text:span text:style-name="T29"><text:line-break/></text:span><text:span text:style-name="T29"> <text:s text:c="3"/></text:span><text:span text:style-name="T28">class </text:span><text:span text:style-name="T29">SlaveInfo(bus : PipelinedMemoryBus, mapping : SizeMapping)</text:span><text:span text:style-name="T29"><text:line-break/></text:span><text:span text:style-name="T29"> <text:s text:c="3"/></text:span><text:span text:style-name="T28">class </text:span><text:span text:style-name="T29">MasterInfo(bus : PipelinedMemoryBus, slaves : </text:span><text:span text:style-name="T30">List</text:span><text:span text:style-name="T29">[PipelinedMemoryBus])</text:span><text:span text:style-name="T29"><text:line-break/></text:span><text:span text:style-name="T29"><text:line-break/></text:span><text:span text:style-name="T29"> <text:s text:c="3"/></text:span><text:span text:style-name="T28">val </text:span><text:span text:style-name="T31">slaves </text:span><text:span text:style-name="T29">= ArrayBuffer[SlaveInfo]()</text:span><text:span text:style-name="T29"><text:line-break/></text:span><text:span text:style-name="T29"> <text:s text:c="3"/></text:span><text:span text:style-name="T28">val </text:span><text:span text:style-name="T31">masters </text:span><text:span text:style-name="T29">= ArrayBuffer[MasterInfo]()</text:span><text:span text:style-name="T29"><text:line-break/></text:span><text:span text:style-name="T29"><text:line-break/></text:span><text:span text:style-name="T29"> <text:s text:c="3"/></text:span><text:span text:style-name="T28">def </text:span><text:span text:style-name="T29">addSlave(s : PipelinedMemoryBus, mapping : SizeMapping) = {</text:span><text:span text:style-name="T29"><text:line-break/></text:span><text:span text:style-name="T29"> <text:s text:c="7"/></text:span><text:span text:style-name="T31">slaves </text:span><text:span text:style-name="T29">+= </text:span><text:span text:style-name="T28">new </text:span><text:span text:style-name="T29">SlaveInfo(s, mapping)</text:span><text:span text:style-name="T29"><text:line-break/></text:span><text:span text:style-name="T29"> <text:s text:c="3"/>}</text:span><text:span text:style-name="T29"><text:line-break/></text:span><text:span text:style-name="T29"> <text:s text:c="3"/></text:span><text:span text:style-name="T28">def </text:span><text:span text:style-name="T29">addMaster(m : PipelinedMemoryBus, slaves : </text:span><text:span text:style-name="T30">List</text:span><text:span text:style-name="T29">[PipelinedMemoryBus]) = {</text:span><text:span text:style-name="T29"><text:line-break/></text:span><text:span text:style-name="T29"> <text:s text:c="7"/></text:span><text:span text:style-name="T31">masters </text:span><text:span text:style-name="T29">+= </text:span><text:span text:style-name="T28">new </text:span><text:span text:style-name="T29">MasterInfo(m, slaves)</text:span><text:span text:style-name="T29"><text:line-break/></text:span><text:span text:style-name="T29"> <text:s text:c="3"/>}</text:span><text:span text:style-name="T29"><text:line-break/></text:span><text:span text:style-name="T29"><text:line-break/></text:span><text:span text:style-name="T29"> <text:s text:c="3"/></text:span><text:span text:style-name="T28">def </text:span><text:span text:style-name="T29">build(): Unit ={ <text:s/>… </text:span><text:span text:style-name="T32">}</text:span><text:span text:style-name="T32"><text:line-break/></text:span><text:span text:style-name="T32">}</text:span></text:p>
          </draw:text-box>
        </draw:frame>
        <draw:frame draw:style-name="gr11" draw:text-style-name="P8" xml:id="id5" draw:id="id5" draw:layer="layout" svg:width="10.935cm" svg:height="7.8cm" svg:x="9.8cm" svg:y="10.4cm">
          <draw:text-box>
            <text:p text:style-name="P6"><text:span text:style-name="T29"><text:s text:c="2"/></text:span><text:span text:style-name="T28">def </text:span><text:span text:style-name="T29">build(): Unit ={</text:span><text:span text:style-name="T29"><text:line-break/></text:span><text:span text:style-name="T29"> <text:s text:c="5"/></text:span><text:span text:style-name="T28">for</text:span><text:span text:style-name="T29">(m &lt;- </text:span><text:span text:style-name="T31">masters</text:span><text:span text:style-name="T29">){</text:span><text:span text:style-name="T29"><text:line-break/></text:span><text:span text:style-name="T29"> <text:s text:c="9"/></text:span><text:span text:style-name="T33">// Generate decoders</text:span><text:span text:style-name="T33"><text:line-break/></text:span><text:span text:style-name="T34"> <text:s/></text:span><text:span text:style-name="T33"><text:s text:c="4"/></text:span><text:span text:style-name="T29">}</text:span><text:span text:style-name="T29"><text:line-break/></text:span><text:span text:style-name="T29"> <text:s text:c="5"/></text:span><text:span text:style-name="T28">for</text:span><text:span text:style-name="T29">(s &lt;- </text:span><text:span text:style-name="T31">slaves</text:span><text:span text:style-name="T29">){</text:span><text:span text:style-name="T29"><text:line-break/></text:span><text:span text:style-name="T29"> <text:s text:c="9"/></text:span><text:span text:style-name="T33">// Generate arbiters</text:span><text:span text:style-name="T33"><text:line-break/></text:span><text:span text:style-name="T34"> <text:s/></text:span><text:span text:style-name="T33"><text:s text:c="4"/></text:span><text:span text:style-name="T29">}</text:span><text:span text:style-name="T29"><text:line-break/></text:span><text:span text:style-name="T29"> <text:s text:c="5"/></text:span><text:span text:style-name="T33">// Connect decoders to arbiters</text:span><text:span text:style-name="T33"><text:line-break/></text:span><text:span text:style-name="T33"> <text:s/></text:span><text:span text:style-name="T32">}</text:span></text:p>
          </draw:text-box>
        </draw:frame>
        <draw:polyline draw:style-name="gr8" draw:text-style-name="P4" xml:id="id6" draw:id="id6" draw:layer="layout" svg:width="1.999cm" svg:height="0.799cm" svg:x="8.2cm" svg:y="11.2cm" svg:viewBox="0 0 2000 800" draw:points="0,800 2000,0">
          <text:p/>
        </draw:polyline>
        <draw:frame draw:style-name="gr12" draw:layer="layout" svg:width="21.394cm" svg:height="0.964cm" svg:x="15.006cm" svg:y="17.236cm">
          <draw:text-box>
            <text:p>SpinalHDL: Software generated hardware - ORConf 2018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CPU : Debug interface</text:p>
          </draw:text-box>
        </draw:frame>
        <draw:frame presentation:style-name="pr3" draw:layer="layout" svg:width="29.6cm" svg:height="16.563cm" svg:x="1.6cm" svg:y="3.813cm" presentation:class="outline" presentation:user-transformed="true">
          <draw:text-box>
            <text:list text:style-name="L2">
              <text:list-item>
                <text:p>A CPU without a debug interface can be a nightmare</text:p>
              </text:list-item>
              <text:list-item>
                <text:p>Many opensource CPU do not implement one :(</text:p>
              </text:list-item>
              <text:list-item>
                <text:p>Minimal requirements</text:p>
                <text:list>
                  <text:list-item>
                    <text:p><text:span text:style-name="T2">CPU controls (</text:span>reset, run, halt, step)</text:p>
                  </text:list-item>
                  <text:list-item>
                    <text:p>CPU status (halted, breakpointed)</text:p>
                  </text:list-item>
                  <text:list-item>
                    <text:p>CPU god-mode (push instruction, read the result)</text:p>
                  </text:list-item>
                  <text:list-item>
                    <text:p>External interface (JTA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OpenOCD</text:p>
          </draw:text-box>
        </draw:frame>
        <draw:frame presentation:style-name="pr3" draw:layer="layout" svg:width="29.6cm" svg:height="16.563cm" svg:x="1.6cm" svg:y="3.813cm" presentation:class="outline" presentation:user-transformed="true">
          <draw:text-box>
            <text:list text:style-name="L2">
              <text:list-item>
                <text:p>What it do : </text:p>
                <text:list>
                  <text:list-item>
                    <text:p>Abstract the hardware to the debugger</text:p>
                  </text:list-item>
                  <text:list-item>
                    <text:p>Provide many JTAG drivers </text:p>
                  </text:list-item>
                </text:list>
              </text:list-item>
              <text:list-item>
                <text:p>What is required to support a new CPU : </text:p>
                <text:list>
                  <text:list-item>
                    <text:p>A set of C functions</text:p>
                  </text:list-item>
                </text:list>
              </text:list-item>
            </text:list>
          </draw:text-box>
        </draw:frame>
        <draw:rect draw:style-name="gr13" draw:text-style-name="P4" draw:layer="layout" svg:width="3.3cm" svg:height="1cm" svg:x="2.344cm" svg:y="27.491cm">
          <text:p text:style-name="P4">OpenOCD</text:p>
        </draw:rect>
        <draw:rect draw:style-name="gr13" draw:text-style-name="P4" draw:layer="layout" svg:width="3.3cm" svg:height="1cm" svg:x="2.344cm" svg:y="29.491cm">
          <text:p text:style-name="P4">FTDI</text:p>
        </draw:rect>
        <draw:frame draw:style-name="gr14" draw:text-style-name="P10" draw:layer="layout" svg:width="1.882cm" svg:height="0.882cm" svg:x="3.68cm" svg:y="28.555cm">
          <draw:text-box>
            <text:p text:style-name="P9"><text:span text:style-name="T35">USB</text:span></text:p>
          </draw:text-box>
        </draw:frame>
        <draw:line draw:style-name="gr15" draw:text-style-name="P4" draw:layer="layout" svg:x1="3.98cm" svg:y1="29.455cm" svg:x2="3.98cm" svg:y2="28.455cm">
          <text:p/>
        </draw:line>
        <draw:rect draw:style-name="gr13" draw:text-style-name="P4" draw:layer="layout" svg:width="3.3cm" svg:height="1cm" svg:x="2.356cm" svg:y="31.543cm">
          <text:p text:style-name="P4">SoC</text:p>
        </draw:rect>
        <draw:frame draw:style-name="gr14" draw:text-style-name="P10" draw:layer="layout" svg:width="1.882cm" svg:height="0.882cm" svg:x="3.892cm" svg:y="30.607cm">
          <draw:text-box>
            <text:p text:style-name="P9"><text:span text:style-name="T35">JTAG</text:span></text:p>
          </draw:text-box>
        </draw:frame>
        <draw:line draw:style-name="gr15" draw:text-style-name="P4" draw:layer="layout" svg:x1="3.992cm" svg:y1="31.507cm" svg:x2="3.992cm" svg:y2="30.507cm">
          <text:p/>
        </draw:line>
        <draw:frame draw:style-name="gr6" draw:text-style-name="P4" draw:layer="layout" svg:width="7.042cm" svg:height="15.248cm" svg:x="23.946cm" svg:y="1.652cm">
          <draw:image xlink:href="Pictures/2000018F000016390000301D8C803D29AEA1D2C9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OpenOCD : Adding a new target</text:p>
          </draw:text-box>
        </draw:frame>
        <draw:rect draw:style-name="gr13" draw:text-style-name="P4" draw:layer="layout" svg:width="3.3cm" svg:height="1cm" svg:x="2.344cm" svg:y="27.491cm">
          <text:p text:style-name="P4">OpenOCD</text:p>
        </draw:rect>
        <draw:rect draw:style-name="gr13" draw:text-style-name="P4" draw:layer="layout" svg:width="3.3cm" svg:height="1cm" svg:x="2.344cm" svg:y="29.491cm">
          <text:p text:style-name="P4">FTDI</text:p>
        </draw:rect>
        <draw:frame draw:style-name="gr14" draw:text-style-name="P10" draw:layer="layout" svg:width="1.882cm" svg:height="0.882cm" svg:x="3.68cm" svg:y="28.555cm">
          <draw:text-box>
            <text:p text:style-name="P9"><text:span text:style-name="T35">USB</text:span></text:p>
          </draw:text-box>
        </draw:frame>
        <draw:line draw:style-name="gr15" draw:text-style-name="P4" draw:layer="layout" svg:x1="3.98cm" svg:y1="29.455cm" svg:x2="3.98cm" svg:y2="28.455cm">
          <text:p/>
        </draw:line>
        <draw:rect draw:style-name="gr13" draw:text-style-name="P4" draw:layer="layout" svg:width="3.3cm" svg:height="1cm" svg:x="2.356cm" svg:y="31.543cm">
          <text:p text:style-name="P4">SoC</text:p>
        </draw:rect>
        <draw:frame draw:style-name="gr14" draw:text-style-name="P10" draw:layer="layout" svg:width="1.882cm" svg:height="0.882cm" svg:x="3.892cm" svg:y="30.607cm">
          <draw:text-box>
            <text:p text:style-name="P9"><text:span text:style-name="T35">JTAG</text:span></text:p>
          </draw:text-box>
        </draw:frame>
        <draw:line draw:style-name="gr15" draw:text-style-name="P4" draw:layer="layout" svg:x1="3.992cm" svg:y1="31.507cm" svg:x2="3.992cm" svg:y2="30.507cm">
          <text:p/>
        </draw:line>
        <draw:frame draw:style-name="gr16" draw:text-style-name="P11" draw:layer="layout" svg:width="20.546cm" svg:height="15.184cm" svg:x="1.354cm" svg:y="3.016cm">
          <draw:text-box>
            <text:p><text:span text:style-name="T36">struct target_type vexriscv_target = {</text:span></text:p>
            <text:p><text:span text:style-name="T36"><text:tab/></text:span><text:span text:style-name="T36">.name = "vexriscv",</text:span></text:p>
            <text:p><text:span text:style-name="T36"/></text:p>
            <text:p><text:span text:style-name="T36"><text:tab/></text:span><text:span text:style-name="T36">.target_create = vexriscv_target_create,</text:span></text:p>
            <text:p><text:span text:style-name="T36"><text:tab/></text:span><text:span text:style-name="T36">.examine = vexriscv_examine,</text:span></text:p>
            <text:p><text:span text:style-name="T36"/></text:p>
            <text:p><text:span text:style-name="T36"><text:tab/></text:span><text:span text:style-name="T36">.halt = vexriscv_halt,</text:span></text:p>
            <text:p><text:span text:style-name="T36"><text:tab/></text:span><text:span text:style-name="T36">.resume = vexriscv_resume,</text:span></text:p>
            <text:p><text:span text:style-name="T36"><text:tab/></text:span><text:span text:style-name="T36">.step = vexriscv_step,</text:span></text:p>
            <text:p><text:span text:style-name="T36"/></text:p>
            <text:p><text:span text:style-name="T36"><text:tab/></text:span><text:span text:style-name="T36">.add_breakpoint = vexriscv_add_breakpoint,</text:span></text:p>
            <text:p><text:span text:style-name="T36"><text:tab/></text:span><text:span text:style-name="T36">.remove_breakpoint = vexriscv_remove_breakpoint,</text:span></text:p>
            <text:p><text:span text:style-name="T36"/></text:p>
            <text:p><text:span text:style-name="T36"><text:tab/></text:span><text:span text:style-name="T36">.read_memory = vexriscv_read_memory,</text:span></text:p>
            <text:p><text:span text:style-name="T36"><text:tab/></text:span><text:span text:style-name="T36">.write_memory = vexriscv_write_memory,</text:span></text:p>
            <text:p><text:span text:style-name="T36"/></text:p>
            <text:p><text:span text:style-name="T36"><text:s/></text:span><text:span text:style-name="T36"><text:tab/></text:span><text:span text:style-name="T36">...</text:span></text:p>
            <text:p><text:span text:style-name="T36">};</text:span></text:p>
          </draw:text-box>
        </draw:frame>
        <draw:frame draw:style-name="gr17" draw:layer="layout" svg:width="9.587cm" svg:height="5.234cm" svg:x="22.2cm" svg:y="12.366cm">
          <draw:text-box>
            <text:p>Write 0x89abcdef @ 0x1234567 </text:p>
            <text:p><text:line-break/>Push instruction : </text:p>
            <text:p>lui 0x89abc, x1</text:p>
            <text:p>ori x1, x1, 0xdef</text:p>
            <text:p>lui 0x01234, x2</text:p>
            <text:p>sw x1, x2(0x567)</text:p>
          </draw:text-box>
        </draw:frame>
        <draw:line draw:style-name="gr8" draw:text-style-name="P4" draw:layer="layout" svg:x1="17cm" svg:y1="14.8cm" svg:x2="22.2cm" svg:y2="13cm">
          <text:p/>
        </draw:lin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oC toplevel hell</text:p>
          </draw:text-box>
        </draw:frame>
        <draw:frame presentation:style-name="pr3" draw:layer="layout" svg:width="29.6cm" svg:height="16.563cm" svg:x="1.6cm" svg:y="6.437cm" presentation:class="outline" presentation:user-transformed="true">
          <draw:text-box>
            <text:list text:style-name="L2">
              <text:list-item>
                <text:p>Imagine X did a SoC, then Y want to extend it for it’s own purposes, this usualy result in : </text:p>
                <text:list>
                  <text:list-item>
                    <text:p>Y forking X SoC, and modify the toplevel (no way back, painefull pullrequest) </text:p>
                  </text:list-item>
                  <text:list-item>
                    <text:p>Y adding parametrization into X SoC to cover its use cases (messy SoC toplevel)</text:p>
                  </text:list-item>
                </text:list>
              </text:list-item>
              <text:list-item>
                <text:p>Now Z want to extend the X SoC for it’s own purposes, ...</text:p>
              </text:list-item>
              <text:list-item>
                <text:p>Parametrization isn’t good enough !</text:p>
              </text:list-item>
              <text:list-item>
                <text:p>Solution attempt</text:p>
                <text:list>
                  <text:list-item>
                    <text:p>Composing a SoC by having generators and dependencies 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4" draw:layer="layout" svg:width="11.777cm" svg:height="5.785cm" svg:x="19.723cm" svg:y="0.517cm">
          <draw:image xlink:href="Pictures/200001840000381A00001B8F0EA816D439C6C068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-0.083cm" presentation:class="title" presentation:user-transformed="true">
          <draw:text-box>
            <text:p>A stairway to the heaven (I believe)</text:p>
          </draw:text-box>
        </draw:frame>
        <draw:frame draw:style-name="gr18" draw:text-style-name="P12" draw:layer="layout" svg:width="26.4cm" svg:height="8.891cm" svg:x="32.8cm" svg:y="10.109cm">
          <draw:text-box>
            <text:p text:style-name="P6"><text:span text:style-name="T37">class </text:span><text:span text:style-name="T38">SocBase </text:span><text:span text:style-name="T39">extends</text:span><text:span text:style-name="T38"> </text:span><text:span text:style-name="T40">Generator{</text:span><text:span text:style-name="T40"><text:line-break/></text:span><text:span text:style-name="T40"> <text:s text:c="3"/></text:span><text:span text:style-name="T41">val </text:span><text:span text:style-name="T42">cpu </text:span><text:span text:style-name="T40">= </text:span><text:span text:style-name="T41">new </text:span><text:span text:style-name="T40">Generator { ... }</text:span><text:span text:style-name="T40"><text:line-break/></text:span><text:span text:style-name="T40"> <text:s text:c="3"/></text:span><text:span text:style-name="T41">val </text:span><text:span text:style-name="T42">interconnect </text:span><text:span text:style-name="T40">= </text:span><text:span text:style-name="T41">new </text:span><text:span text:style-name="T40">Generator { ... }</text:span><text:span text:style-name="T40"><text:line-break/></text:span><text:span text:style-name="T40"><text:line-break/></text:span><text:span text:style-name="T40"> <text:s text:c="3"/></text:span><text:span text:style-name="T41">def </text:span><text:span text:style-name="T40">addGpio(address : Int, width : Int) = </text:span><text:span text:style-name="T41">new </text:span><text:span text:style-name="T40">Generator {</text:span></text:p>
            <text:p text:style-name="P6"><text:span text:style-name="T40"><text:s text:c="8"/></text:span><text:span text:style-name="T42">interconnect</text:span><text:span text:style-name="T40">.dependencies += </text:span><text:span text:style-name="T41">this</text:span></text:p>
            <text:p text:style-name="P6"><text:span text:style-name="T41"/></text:p>
            <text:p text:style-name="P6"><text:span text:style-name="T41"><text:tab/></text:span><text:span text:style-name="T43">add task </text:span><text:span text:style-name="T41">new </text:span><text:span text:style-name="T43">Area { </text:span><text:span text:style-name="T44">//Hardware generation here</text:span><text:span text:style-name="T43"> }</text:span></text:p>
            <text:p text:style-name="P6"><text:span text:style-name="T40"><text:s text:c="4"/></text:span><text:span text:style-name="T38">}</text:span><text:span text:style-name="T38"><text:line-break/></text:span><text:span text:style-name="T38">}</text:span></text:p>
          </draw:text-box>
        </draw:frame>
        <draw:frame draw:style-name="gr19" draw:text-style-name="P13" draw:layer="layout" svg:width="16.6cm" svg:height="8.8cm" svg:x="1.2cm" svg:y="9cm">
          <draw:text-box>
            <text:p text:style-name="P6"><text:span text:style-name="T45">class </text:span><text:span text:style-name="T46">SocY </text:span><text:span text:style-name="T47">{</text:span><text:span text:style-name="T47"><text:line-break/></text:span><text:span text:style-name="T47"> <text:s text:c="3"/></text:span><text:span text:style-name="T48">val </text:span><text:span text:style-name="T49">soc </text:span><text:span text:style-name="T47">= </text:span><text:span text:style-name="T48">new </text:span><text:span text:style-name="T47">SocBase()</text:span><text:span text:style-name="T47"><text:line-break/></text:span><text:span text:style-name="T47"><text:line-break/></text:span><text:span text:style-name="T47"> <text:s text:c="3"/></text:span><text:span text:style-name="T48">val </text:span><text:span text:style-name="T49">gpioA </text:span><text:span text:style-name="T47">= </text:span><text:span text:style-name="T49">soc</text:span><text:span text:style-name="T47">.addGpio(</text:span><text:span text:style-name="T50">0xA000</text:span><text:span text:style-name="T47">, </text:span><text:span text:style-name="T50">12</text:span><text:span text:style-name="T47">)</text:span><text:span text:style-name="T47"><text:line-break/></text:span><text:span text:style-name="T47"> <text:s text:c="3"/></text:span><text:span text:style-name="T48">val </text:span><text:span text:style-name="T49">gpioB </text:span><text:span text:style-name="T47">= </text:span><text:span text:style-name="T49">soc</text:span><text:span text:style-name="T47">.addGpio(</text:span><text:span text:style-name="T50">0xA100</text:span><text:span text:style-name="T47">, </text:span><text:span text:style-name="T50">16</text:span><text:span text:style-name="T47">)</text:span><text:span text:style-name="T47"><text:line-break/></text:span><text:span text:style-name="T47"> <text:s text:c="3"/></text:span><text:span text:style-name="T48">val </text:span><text:span text:style-name="T49">gpioC </text:span><text:span text:style-name="T47">= </text:span><text:span text:style-name="T49">soc</text:span><text:span text:style-name="T46">.addGpio(</text:span><text:span text:style-name="T51">0xA200</text:span><text:span text:style-name="T46">, </text:span><text:span text:style-name="T51">20</text:span><text:span text:style-name="T46">)</text:span><text:span text:style-name="T46"><text:line-break/></text:span><text:span text:style-name="T46">}</text:span></text:p>
          </draw:text-box>
        </draw:frame>
        <draw:frame draw:style-name="gr20" draw:text-style-name="P13" draw:layer="layout" svg:width="16.6cm" svg:height="5.6cm" svg:x="1.2cm" svg:y="2.8cm">
          <draw:text-box>
            <text:p text:style-name="P6"><text:span text:style-name="T45">class </text:span><text:span text:style-name="T46">SocX </text:span><text:span text:style-name="T47">{</text:span><text:span text:style-name="T47"><text:line-break/></text:span><text:span text:style-name="T47"> <text:s text:c="3"/></text:span><text:span text:style-name="T48">val </text:span><text:span text:style-name="T49">soc </text:span><text:span text:style-name="T47">= </text:span><text:span text:style-name="T48">new </text:span><text:span text:style-name="T47">SocBase()</text:span><text:span text:style-name="T47"><text:line-break/></text:span><text:span text:style-name="T47"><text:line-break/></text:span><text:span text:style-name="T47"> <text:s text:c="3"/></text:span><text:span text:style-name="T48">val </text:span><text:span text:style-name="T49">gpioA </text:span><text:span text:style-name="T47">= </text:span><text:span text:style-name="T49">soc</text:span><text:span text:style-name="T47">.addGpio(</text:span><text:span text:style-name="T50">0xA000</text:span><text:span text:style-name="T47">, </text:span><text:span text:style-name="T50">32</text:span><text:span text:style-name="T47">)</text:span><text:span text:style-name="T47"><text:line-break/></text:span><text:span text:style-name="T47">}</text:span></text:p>
          </draw:text-box>
        </draw:frame>
        <draw:frame draw:style-name="gr6" draw:text-style-name="P4" xml:id="id7" draw:id="id7" draw:layer="layout" svg:width="13.722cm" svg:height="4.282cm" svg:x="0.2cm" svg:y="19.869cm">
          <draw:image xlink:href="Pictures/200001A700002E1800000E63DC31BE4AB6ECCE46.svm" xlink:type="simple" xlink:show="embed" xlink:actuate="onLoad">
            <text:p/>
          </draw:image>
        </draw:frame>
        <draw:frame draw:style-name="gr21" draw:text-style-name="P12" draw:layer="layout" svg:width="26.4cm" svg:height="21.851cm" svg:x="35.8cm" svg:y="5.148cm">
          <draw:text-box>
            <text:p text:style-name="P6"><text:span text:style-name="T37">class </text:span><text:span text:style-name="T38">SocBase </text:span><text:span text:style-name="T39">extends</text:span><text:span text:style-name="T38"> </text:span><text:span text:style-name="T40">Generator{</text:span><text:span text:style-name="T40"><text:line-break/></text:span><text:span text:style-name="T40"> <text:s text:c="3"/></text:span><text:span text:style-name="T41">val </text:span><text:span text:style-name="T42">cpu </text:span><text:span text:style-name="T40">= </text:span><text:span text:style-name="T41">new </text:span><text:span text:style-name="T40">Generator { ... }</text:span><text:span text:style-name="T40"><text:line-break/></text:span><text:span text:style-name="T40"> <text:s text:c="3"/></text:span><text:span text:style-name="T41">val </text:span><text:span text:style-name="T42">interconnect </text:span><text:span text:style-name="T40">= </text:span><text:span text:style-name="T41">new </text:span><text:span text:style-name="T40">Generator { ... }</text:span><text:span text:style-name="T40"><text:line-break/></text:span><text:span text:style-name="T40"><text:line-break/></text:span><text:span text:style-name="T40"><text:line-break/></text:span><text:span text:style-name="T40"> <text:s text:c="3"/></text:span><text:span text:style-name="T41">def </text:span><text:span text:style-name="T40">addGpio(address : Int, width : Int) = </text:span><text:span text:style-name="T41">new </text:span><text:span text:style-name="T40">Generator {</text:span><text:span text:style-name="T40"><text:line-break/></text:span><text:span text:style-name="T40"> <text:s text:c="7"/></text:span><text:span text:style-name="T42">interconnect</text:span><text:span text:style-name="T40">.dependencies += </text:span><text:span text:style-name="T41">this</text:span><text:span text:style-name="T41"><text:line-break/></text:span><text:span text:style-name="T41"><text:line-break/></text:span><text:span text:style-name="T41"> <text:s text:c="7"/></text:span><text:span text:style-name="T40">add task </text:span><text:span text:style-name="T41">new </text:span><text:span text:style-name="T40">Area {</text:span><text:span text:style-name="T40"><text:line-break/></text:span><text:span text:style-name="T40"> <text:s text:c="11"/></text:span><text:span text:style-name="T41">val </text:span><text:span text:style-name="T42">peripheral </text:span><text:span text:style-name="T40">= Apb3Gpio(width)</text:span><text:span text:style-name="T40"><text:line-break/></text:span><text:span text:style-name="T40"> <text:s text:c="11"/></text:span><text:span text:style-name="T42">interconnect</text:span><text:span text:style-name="T40">.map(</text:span><text:span text:style-name="T42">peripheral</text:span><text:span text:style-name="T40">.io.bus, address, </text:span><text:span text:style-name="T52">4 </text:span><text:span text:style-name="T40">KiB)</text:span><text:span text:style-name="T40"><text:line-break/></text:span><text:span text:style-name="T40"><text:line-break/></text:span><text:span text:style-name="T40"> <text:s text:c="11"/></text:span><text:span text:style-name="T41">val </text:span><text:span text:style-name="T53">gpio </text:span><text:span text:style-name="T54">= master(TriStateArray(width))</text:span><text:span text:style-name="T54"><text:line-break/></text:span><text:span text:style-name="T54"> <text:s text:c="11"/></text:span><text:span text:style-name="T53">gpio </text:span><text:span text:style-name="T54">&lt;&gt; </text:span><text:span text:style-name="T53">ctrl</text:span><text:span text:style-name="T38">.io.gpio</text:span><text:span text:style-name="T38"><text:line-break/></text:span><text:span text:style-name="T38"> <text:s text:c="7"/>}</text:span><text:span text:style-name="T38"><text:line-break/></text:span><text:span text:style-name="T38"> <text:s text:c="3"/>}</text:span><text:span text:style-name="T38"><text:line-break/></text:span><text:span text:style-name="T38">}</text:span></text:p>
          </draw:text-box>
        </draw:frame>
        <draw:frame draw:style-name="gr22" draw:text-style-name="P14" draw:layer="layout" svg:width="16.6cm" svg:height="11.483cm" svg:x="15.6cm" svg:y="3.8cm">
          <draw:text-box>
            <text:p text:style-name="P6"><text:span text:style-name="T37">class </text:span><text:span text:style-name="T55">SocZ </text:span><text:span text:style-name="T43">{</text:span><text:span text:style-name="T43"><text:line-break/></text:span><text:span text:style-name="T43"> <text:s text:c="3"/></text:span><text:span text:style-name="T41">val </text:span><text:span text:style-name="T56">soc </text:span><text:span text:style-name="T43">= </text:span><text:span text:style-name="T41">new </text:span><text:span text:style-name="T43">SocBase()</text:span><text:span text:style-name="T43"><text:line-break/></text:span><text:span text:style-name="T43"><text:line-break/></text:span><text:span text:style-name="T43"> <text:s text:c="3"/></text:span><text:span text:style-name="T41">val </text:span><text:span text:style-name="T56">gpioA </text:span><text:span text:style-name="T43">= </text:span><text:span text:style-name="T56">soc</text:span><text:span text:style-name="T43">.addGpio(</text:span><text:span text:style-name="T57">0xA000</text:span><text:span text:style-name="T43">, </text:span><text:span text:style-name="T57">32</text:span><text:span text:style-name="T43">)</text:span><text:span text:style-name="T43"><text:line-break/></text:span><text:span text:style-name="T43"/></text:p>
            <text:p text:style-name="P6"><text:span text:style-name="T55"><text:s text:c="4"/></text:span><text:span text:style-name="T26">val </text:span><text:span text:style-name="T23">dma </text:span><text:span text:style-name="T25">= system.addDma(</text:span><text:span text:style-name="T58">0xB000</text:span><text:span text:style-name="T25">, ...)</text:span><text:span text:style-name="T25"><text:line-break/></text:span><text:span text:style-name="T25"><text:line-break/></text:span><text:span text:style-name="T55"> <text:s text:c="3"/></text:span><text:span text:style-name="T26">val </text:span><text:span text:style-name="T23">adc </text:span><text:span text:style-name="T25">= system.addAdc(</text:span><text:span text:style-name="T58">0xC000</text:span><text:span text:style-name="T55">, ...</text:span><text:span text:style-name="T25">)</text:span><text:span text:style-name="T25"><text:line-break/></text:span><text:span text:style-name="T55"> <text:s text:c="3"/></text:span><text:span text:style-name="T23">dma</text:span><text:span text:style-name="T25">.addInputStream(</text:span><text:span text:style-name="T23">adc</text:span><text:span text:style-name="T25">.stream)</text:span><text:span text:style-name="T25"><text:line-break/></text:span><text:span text:style-name="T25"><text:line-break/></text:span><text:span text:style-name="T55"> <text:s text:c="3"/></text:span><text:span text:style-name="T26">val </text:span><text:span text:style-name="T23">dac </text:span><text:span text:style-name="T25">= system.addDac(</text:span><text:span text:style-name="T58">0xC100</text:span><text:span text:style-name="T55">, ...</text:span><text:span text:style-name="T25">)</text:span><text:span text:style-name="T25"><text:line-break/></text:span><text:span text:style-name="T55"> <text:s text:c="3"/></text:span><text:span text:style-name="T23">dma</text:span><text:span text:style-name="T25">.addOutputStream(</text:span><text:span text:style-name="T23">dac</text:span><text:span text:style-name="T25">.stream)</text:span><text:span text:style-name="T55"><text:line-break/></text:span><text:span text:style-name="T55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-0.083cm" presentation:class="title" presentation:user-transformed="true">
          <draw:text-box>
            <text:p>Multipass elaboration</text:p>
          </draw:text-box>
        </draw:frame>
        <draw:frame draw:style-name="gr22" draw:text-style-name="P12" draw:layer="layout" svg:width="26.4cm" svg:height="11.483cm" svg:x="1cm" svg:y="2.717cm">
          <draw:text-box>
            <text:p text:style-name="P6"><text:span text:style-name="T37">class </text:span><text:span text:style-name="T38">SocBase </text:span><text:span text:style-name="T39">extends</text:span><text:span text:style-name="T38"> </text:span><text:span text:style-name="T40">Generator{</text:span><text:span text:style-name="T40"><text:line-break/></text:span><text:span text:style-name="T40"> <text:s text:c="3"/></text:span><text:span text:style-name="T41">val </text:span><text:span text:style-name="T42">cpu </text:span><text:span text:style-name="T40">= </text:span><text:span text:style-name="T41">new </text:span><text:span text:style-name="T40">Generator { ... }</text:span><text:span text:style-name="T40"><text:line-break/></text:span><text:span text:style-name="T40"> <text:s text:c="3"/></text:span><text:span text:style-name="T41">val </text:span><text:span text:style-name="T42">interconnect </text:span><text:span text:style-name="T40">= </text:span><text:span text:style-name="T41">new </text:span><text:span text:style-name="T40">Generator { ... }</text:span><text:span text:style-name="T40"><text:line-break/></text:span><text:span text:style-name="T40"><text:line-break/></text:span><text:span text:style-name="T40"> <text:s text:c="3"/></text:span><text:span text:style-name="T41">def </text:span><text:span text:style-name="T40">addGpio(address : Int, width : Int) = </text:span><text:span text:style-name="T41">new </text:span><text:span text:style-name="T40">Generator {</text:span></text:p>
            <text:p text:style-name="P6"><text:span text:style-name="T40"><text:s text:c="8"/></text:span><text:span text:style-name="T42">interconnect</text:span><text:span text:style-name="T40">.dependencies += </text:span><text:span text:style-name="T41">this</text:span></text:p>
            <text:p text:style-name="P6"><text:span text:style-name="T41"/></text:p>
            <text:p text:style-name="P6"><text:span text:style-name="T41"><text:tab/></text:span><text:span text:style-name="T43">add task </text:span><text:span text:style-name="T41">new </text:span><text:span text:style-name="T43">Area { </text:span><text:span text:style-name="T44">//Hardware generation here</text:span><text:span text:style-name="T43"> }</text:span></text:p>
            <text:p text:style-name="P6"><text:span text:style-name="T40"><text:s text:c="4"/></text:span><text:span text:style-name="T38">}</text:span></text:p>
            <text:p text:style-name="P6"><text:span text:style-name="T38"><text:s text:c="3"/></text:span><text:span text:style-name="T37">def </text:span><text:span text:style-name="T38">addAdc(address : Int) = </text:span><text:span text:style-name="T37">new </text:span><text:span text:style-name="T38">Generator { </text:span><text:span text:style-name="T59">…</text:span><text:span text:style-name="T38"> }</text:span></text:p>
            <text:p text:style-name="P6"><text:span text:style-name="T38"><text:s text:c="3"/></text:span><text:span text:style-name="T37">def </text:span><text:span text:style-name="T38">addDac(address : Int) = </text:span><text:span text:style-name="T37">new </text:span><text:span text:style-name="T38">Generator { </text:span><text:span text:style-name="T59">…</text:span><text:span text:style-name="T38"> }</text:span></text:p>
            <text:p text:style-name="P6"><text:span text:style-name="T38"><text:s text:c="3"/></text:span><text:span text:style-name="T37">def </text:span><text:span text:style-name="T38">addDma(address</text:span><text:span text:style-name="T25"> : Int</text:span><text:span text:style-name="T38">) = </text:span><text:span text:style-name="T37">new </text:span><text:span text:style-name="T38">Generator { </text:span><text:span text:style-name="T59">…</text:span><text:span text:style-name="T38"> }</text:span><text:span text:style-name="T38"><text:line-break/></text:span><text:span text:style-name="T38">}</text:span></text:p>
          </draw:text-box>
        </draw:frame>
        <draw:frame draw:style-name="gr6" draw:text-style-name="P4" xml:id="id8" draw:id="id8" draw:layer="layout" svg:width="13.722cm" svg:height="4.282cm" svg:x="0.2cm" svg:y="19.869cm">
          <draw:image xlink:href="Pictures/200001A700002E1800000E63DC31BE4AB6ECCE46.svm" xlink:type="simple" xlink:show="embed" xlink:actuate="onLoad">
            <text:p/>
          </draw:image>
        </draw:frame>
        <draw:frame draw:style-name="gr21" draw:text-style-name="P12" draw:layer="layout" svg:width="26.4cm" svg:height="21.851cm" svg:x="35.8cm" svg:y="5.148cm">
          <draw:text-box>
            <text:p text:style-name="P6"><text:span text:style-name="T37">class </text:span><text:span text:style-name="T38">SocBase </text:span><text:span text:style-name="T39">extends</text:span><text:span text:style-name="T38"> </text:span><text:span text:style-name="T40">Generator{</text:span><text:span text:style-name="T40"><text:line-break/></text:span><text:span text:style-name="T40"> <text:s text:c="3"/></text:span><text:span text:style-name="T41">val </text:span><text:span text:style-name="T42">cpu </text:span><text:span text:style-name="T40">= </text:span><text:span text:style-name="T41">new </text:span><text:span text:style-name="T40">Generator { ... }</text:span><text:span text:style-name="T40"><text:line-break/></text:span><text:span text:style-name="T40"> <text:s text:c="3"/></text:span><text:span text:style-name="T41">val </text:span><text:span text:style-name="T42">interconnect </text:span><text:span text:style-name="T40">= </text:span><text:span text:style-name="T41">new </text:span><text:span text:style-name="T40">Generator { ... }</text:span><text:span text:style-name="T40"><text:line-break/></text:span><text:span text:style-name="T40"><text:line-break/></text:span><text:span text:style-name="T40"><text:line-break/></text:span><text:span text:style-name="T40"> <text:s text:c="3"/></text:span><text:span text:style-name="T41">def </text:span><text:span text:style-name="T40">addGpio(address : Int, width : Int) = </text:span><text:span text:style-name="T41">new </text:span><text:span text:style-name="T40">Generator {</text:span><text:span text:style-name="T40"><text:line-break/></text:span><text:span text:style-name="T40"> <text:s text:c="7"/></text:span><text:span text:style-name="T42">interconnect</text:span><text:span text:style-name="T40">.dependencies += </text:span><text:span text:style-name="T41">this</text:span><text:span text:style-name="T41"><text:line-break/></text:span><text:span text:style-name="T41"><text:line-break/></text:span><text:span text:style-name="T41"> <text:s text:c="7"/></text:span><text:span text:style-name="T40">add task </text:span><text:span text:style-name="T41">new </text:span><text:span text:style-name="T40">Area {</text:span><text:span text:style-name="T40"><text:line-break/></text:span><text:span text:style-name="T40"> <text:s text:c="11"/></text:span><text:span text:style-name="T41">val </text:span><text:span text:style-name="T42">peripheral </text:span><text:span text:style-name="T40">= Apb3Gpio(width)</text:span><text:span text:style-name="T40"><text:line-break/></text:span><text:span text:style-name="T40"> <text:s text:c="11"/></text:span><text:span text:style-name="T42">interconnect</text:span><text:span text:style-name="T40">.map(</text:span><text:span text:style-name="T42">peripheral</text:span><text:span text:style-name="T40">.io.bus, address, </text:span><text:span text:style-name="T52">4 </text:span><text:span text:style-name="T40">KiB)</text:span><text:span text:style-name="T40"><text:line-break/></text:span><text:span text:style-name="T40"><text:line-break/></text:span><text:span text:style-name="T40"> <text:s text:c="11"/></text:span><text:span text:style-name="T41">val </text:span><text:span text:style-name="T53">gpio </text:span><text:span text:style-name="T54">= master(TriStateArray(width))</text:span><text:span text:style-name="T54"><text:line-break/></text:span><text:span text:style-name="T54"> <text:s text:c="11"/></text:span><text:span text:style-name="T53">gpio </text:span><text:span text:style-name="T54">&lt;&gt; </text:span><text:span text:style-name="T53">ctrl</text:span><text:span text:style-name="T38">.io.gpio</text:span><text:span text:style-name="T38"><text:line-break/></text:span><text:span text:style-name="T38"> <text:s text:c="7"/>}</text:span><text:span text:style-name="T38"><text:line-break/></text:span><text:span text:style-name="T38"> <text:s text:c="3"/>}</text:span><text:span text:style-name="T38"><text:line-break/></text:span><text:span text:style-name="T38">}</text:span></text:p>
          </draw:text-box>
        </draw:frame>
        <draw:frame draw:style-name="gr4" draw:text-style-name="P4" draw:layer="layout" svg:width="13.268cm" svg:height="5.8cm" svg:x="18.2cm" svg:y="10.8cm">
          <draw:image xlink:href="Pictures/200000C8000028F3000011E7347D863D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There is very much to do !</text:p>
          </draw:text-box>
        </draw:frame>
        <draw:frame presentation:style-name="pr5" draw:layer="layout" svg:width="29.6cm" svg:height="13.187cm" svg:x="1.6cm" svg:y="3.813cm" presentation:class="outline" presentation:user-transformed="true">
          <draw:text-box>
            <text:list text:style-name="L2">
              <text:list-item>
                <text:p>New design patterns to invents</text:p>
                <text:list>
                  <text:list-item>
                    <text:p>To squeeze more out of your ASIC/FPGA and our limited man power</text:p>
                  </text:list-item>
                  <text:list-item>
                    <text:p>To make hardware description agile, we aren't coding monkies</text:p>
                  </text:list-item>
                </text:list>
              </text:list-item>
              <text:list-item>
                <text:p>Implementing hardware by using those design patterns</text:p>
                <text:list>
                  <text:list-item>
                    <text:p>CPU, SoC, Interconnect, Peripherals, …</text:p>
                  </text:list-item>
                </text:list>
              </text:list-item>
              <text:list-item>
                <text:p>Emerging HDL to support</text:p>
                <text:list>
                  <text:list-item>
                    <text:p>SpinalHDL, Chisel, Migen, Clash, 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 brief, this talk will</text:p>
          </draw:text-box>
        </draw:frame>
        <draw:frame presentation:style-name="pr3" draw:layer="layout" svg:width="29.6cm" svg:height="16.563cm" svg:x="1.6cm" svg:y="3.813cm" presentation:class="outline" presentation:user-transformed="true">
          <draw:text-box>
            <text:list text:style-name="L2">
              <text:list-item>
                <text:p>CPU</text:p>
              </text:list-item>
              <text:list-item>
                <text:p>Interconnect</text:p>
              </text:list-item>
              <text:list-item>
                <text:p>Memories interface</text:p>
              </text:list-item>
              <text:list-item>
                <text:p text:style-name="P15"><text:span text:style-name="T4">Peripherals (GPIO, UART, SPI, I2C)</text:span></text:p>
              </text:list-item>
              <text:list-item>
                <text:p>JTAG (Debug interface)</text:p>
              </text:list-item>
              <text:list-item>
                <text:p>DM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RISC-V, in short</text:p>
          </draw:text-box>
        </draw:frame>
        <draw:frame presentation:style-name="pr3" draw:layer="layout" svg:width="29.6cm" svg:height="16.563cm" svg:x="1.6cm" svg:y="3.814cm" presentation:class="outline" presentation:user-transformed="true">
          <draw:text-box>
            <text:list text:style-name="L2">
              <text:list-item>
                <text:p>3 Specs</text:p>
                <text:list>
                  <text:list-item>
                    <text:p><text:span text:style-name="T2">User-Level ISA Specification </text:span><text:s/>(RV32I [M] [C] [A] [E])</text:p>
                  </text:list-item>
                  <text:list-item>
                    <text:p>Privileged ISA Specification (Fully optional)</text:p>
                  </text:list-item>
                  <text:list-item>
                    <text:p><text:span text:style-name="T2">Debug Specification </text:span><text:s/>(Fully optional)</text:p>
                  </text:list-item>
                </text:list>
              </text:list-item>
            </text:list>
          </draw:text-box>
        </draw:frame>
        <draw:frame presentation:style-name="pr6" draw:layer="layout" svg:width="29.6cm" svg:height="11.575cm" svg:x="1.6cm" svg:y="9.2cm" presentation:class="outline" presentation:user-transformed="true">
          <draw:text-box>
            <text:list text:style-name="L2">
              <text:list-item>
                <text:p>31 words register file + 1 always zero</text:p>
              </text:list-item>
              <text:list-item>
                <text:p>Compare-and-branch (no status flag)</text:p>
              </text:list-item>
              <text:list-item>
                <text:p>The toolchain is ready to be used</text:p>
                <text:list>
                  <text:list-item>
                    <text:p>But it’s maybe a bit too early for the E extension (15 words register file)</text:p>
                  </text:list-item>
                </text:list>
              </text:list-item>
              <text:list-item>
                <text:p>There is multiple working RTOS ports</text:p>
                <text:list>
                  <text:list-item>
                    <text:p>FreeRTOS</text:p>
                  </text:list-item>
                  <text:list-item>
                    <text:p>Zephyr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58cm" svg:y="0.018cm" presentation:class="title" presentation:user-transformed="true">
          <draw:text-box>
            <text:p>Instruction decoder datamodel</text:p>
          </draw:text-box>
        </draw:frame>
        <draw:frame draw:style-name="gr4" draw:text-style-name="P4" draw:layer="layout" svg:width="24.693cm" svg:height="9.65cm" svg:x="6.907cm" svg:y="2.95cm">
          <draw:image xlink:href="Pictures/200002E30000645E0000273A680DC5BB.svm" xlink:type="simple" xlink:show="embed" xlink:actuate="onLoad">
            <text:p/>
          </draw:image>
        </draw:frame>
        <draw:frame draw:style-name="gr23" draw:text-style-name="P16" draw:layer="layout" svg:width="23.493cm" svg:height="12.517cm" svg:x="0.307cm" svg:y="9.683cm">
          <draw:text-box>
            <text:p text:style-name="P6"><text:span text:style-name="T60">decoderService.add(</text:span><text:span text:style-name="T60"><text:line-break/></text:span><text:span text:style-name="T60"> <text:s/>instruction = </text:span><text:span text:style-name="T61">M"0000000-------000---0110011"</text:span><text:span text:style-name="T60">,</text:span><text:span text:style-name="T60"><text:line-break/></text:span><text:span text:style-name="T60"> <text:s/>effect = </text:span><text:span text:style-name="T62">List</text:span><text:span text:style-name="T60">(</text:span><text:span text:style-name="T60"><text:line-break/></text:span><text:span text:style-name="T60"> <text:s text:c="3"/>ALU_CTRL <text:s text:c="11"/>-&gt; AluCtrlEnum.ADD,</text:span><text:span text:style-name="T60"><text:line-break/></text:span><text:span text:style-name="T60"> <text:s text:c="3"/>SRC1_CTRL <text:s text:c="10"/>-&gt; Src1CtrlEnum.RS,</text:span><text:span text:style-name="T60"><text:line-break/></text:span><text:span text:style-name="T60"> <text:s text:c="3"/>SRC2_CTRL <text:s text:c="10"/>-&gt; Src2CtrlEnum.IMI,</text:span><text:span text:style-name="T60"><text:line-break/></text:span><text:span text:style-name="T60"> <text:s text:c="3"/>REGFILE_WRITE_VALID -&gt; </text:span><text:span text:style-name="T63">True</text:span><text:span text:style-name="T63"><text:line-break/></text:span><text:span text:style-name="T63"> <text:s text:c="3"/></text:span><text:span text:style-name="T64">// ...</text:span><text:span text:style-name="T64"><text:line-break/></text:span><text:span text:style-name="T64"> <text:s/></text:span><text:span text:style-name="T65">)</text:span><text:span text:style-name="T65"><text:line-break/></text:span><text:span text:style-name="T65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pageModel" presentation:presentation-page-layout-name="AL1T1">
        <office:forms form:automatic-focus="false" form:apply-design-mode="false"/>
        <draw:frame presentation:style-name="pr7" draw:layer="layout" svg:width="28.799cm" svg:height="3.005cm" svg:x="1.6cm" svg:y="-0.383cm" presentation:class="title" presentation:user-transformed="true">
          <draw:text-box>
            <text:p>CPU pipeline datamodel</text:p>
          </draw:text-box>
        </draw:frame>
        <draw:frame draw:style-name="gr24" draw:text-style-name="P17" draw:layer="layout" svg:width="17.4cm" svg:height="7.226cm" svg:x="1.6cm" svg:y="2.574cm">
          <draw:text-box>
            <text:p text:style-name="P6"><text:span text:style-name="T66">//Global definition of the Programm Counter concept</text:span></text:p>
            <text:p text:style-name="P6"><text:span text:style-name="T67">object </text:span><text:span text:style-name="T68">PC </text:span><text:span text:style-name="T67">extends </text:span><text:span text:style-name="T68">Stageable(UInt(</text:span><text:span text:style-name="T69">32 </text:span><text:span text:style-name="T68">bits))</text:span></text:p>
            <text:p text:style-name="P6"><text:span text:style-name="T68"><text:line-break/></text:span><text:span text:style-name="T66">//Somewere in the plugin which manage the program counter</text:span><text:span text:style-name="T66"><text:line-break/></text:span><text:span text:style-name="T70">decode</text:span><text:span text:style-name="T68">.insert(PC) := </text:span><text:span text:style-name="T70">X</text:span></text:p>
            <text:p text:style-name="P6"><text:span text:style-name="T70"><text:line-break/></text:span><text:span text:style-name="T66">//Somewere in the MachineCsr plugin</text:span><text:span text:style-name="T66"><text:line-break/></text:span><text:span text:style-name="T70">Y </text:span><text:span text:style-name="T68">:= </text:span><text:span text:style-name="T70">writeBack</text:span><text:span text:style-name="T71">.input(PC)</text:span></text:p>
          </draw:text-box>
        </draw:frame>
        <draw:frame draw:style-name="gr25" draw:text-style-name="P4" draw:layer="layout" svg:width="23.345cm" svg:height="6.3cm" svg:x="1.6cm" svg:y="10.7cm">
          <draw:image xlink:href="Pictures/20000238000049D3000013ED8DC60915.svm" xlink:type="simple" xlink:show="embed" xlink:actuate="onLoad">
            <text:p/>
          </draw:image>
        </draw:frame>
        <draw:rect draw:style-name="gr26" draw:text-style-name="P18" xml:id="id9" draw:id="id9" draw:layer="layout" svg:width="1.915cm" svg:height="1cm" svg:x="19.6cm" svg:y="4.1cm">
          <text:p text:style-name="P4"><text:span text:style-name="T72">0</text:span></text:p>
        </draw:rect>
        <draw:rect draw:style-name="gr26" draw:text-style-name="P18" xml:id="id10" draw:id="id10" draw:layer="layout" svg:width="3.385cm" svg:height="1cm" svg:x="21.5cm" svg:y="3.1cm">
          <text:p text:style-name="P4"><text:span text:style-name="T72">Stage</text:span></text:p>
        </draw:rect>
        <draw:rect draw:style-name="gr26" draw:text-style-name="P18" xml:id="id11" draw:id="id11" draw:layer="layout" svg:width="1.915cm" svg:height="1cm" svg:x="19.615cm" svg:y="3.1cm">
          <text:p text:style-name="P4"><text:span text:style-name="T72">Index</text:span></text:p>
        </draw:rect>
        <draw:rect draw:style-name="gr26" draw:text-style-name="P18" xml:id="id12" draw:id="id12" draw:layer="layout" svg:width="1.915cm" svg:height="1cm" svg:x="19.601cm" svg:y="5.1cm">
          <text:p text:style-name="P4"><text:span text:style-name="T72">1</text:span></text:p>
        </draw:rect>
        <draw:rect draw:style-name="gr26" draw:text-style-name="P20" xml:id="id13" draw:id="id13" draw:layer="layout" svg:width="3.384cm" svg:height="1cm" svg:x="21.515cm" svg:y="4.1cm">
          <text:p text:style-name="P19"><text:span text:style-name="T72">decode</text:span></text:p>
        </draw:rect>
        <draw:rect draw:style-name="gr26" draw:text-style-name="P20" xml:id="id14" draw:id="id14" draw:layer="layout" svg:width="3.385cm" svg:height="1cm" svg:x="21.515cm" svg:y="5.1cm">
          <text:p text:style-name="P19"><text:span text:style-name="T72">execute</text:span></text:p>
        </draw:rect>
        <draw:rect draw:style-name="gr26" draw:text-style-name="P18" xml:id="id15" draw:id="id15" draw:layer="layout" svg:width="1.915cm" svg:height="1cm" svg:x="19.601cm" svg:y="6.1cm">
          <text:p text:style-name="P4"><text:span text:style-name="T72">2</text:span></text:p>
        </draw:rect>
        <draw:rect draw:style-name="gr26" draw:text-style-name="P18" xml:id="id16" draw:id="id16" draw:layer="layout" svg:width="1.915cm" svg:height="1cm" svg:x="19.602cm" svg:y="7.1cm">
          <text:p text:style-name="P4"><text:span text:style-name="T72">3</text:span></text:p>
        </draw:rect>
        <draw:rect draw:style-name="gr26" draw:text-style-name="P20" xml:id="id17" draw:id="id17" draw:layer="layout" svg:width="3.384cm" svg:height="1cm" svg:x="21.515cm" svg:y="6.1cm">
          <text:p text:style-name="P19"><text:span text:style-name="T72">memory</text:span></text:p>
        </draw:rect>
        <draw:rect draw:style-name="gr26" draw:text-style-name="P20" xml:id="id18" draw:id="id18" draw:layer="layout" svg:width="3.385cm" svg:height="1cm" svg:x="21.515cm" svg:y="7.1cm">
          <text:p text:style-name="P19"><text:span text:style-name="T72">writeback</text:span></text:p>
        </draw:rect>
        <draw:rect draw:style-name="gr26" draw:text-style-name="P18" xml:id="id19" draw:id="id19" draw:layer="layout" svg:width="1.915cm" svg:height="1cm" svg:x="26.8cm" svg:y="4cm">
          <text:p text:style-name="P4"><text:span text:style-name="T72">PC</text:span></text:p>
        </draw:rect>
        <draw:rect draw:style-name="gr26" draw:text-style-name="P18" xml:id="id20" draw:id="id20" draw:layer="layout" svg:width="2.489cm" svg:height="1cm" svg:x="28.7cm" svg:y="3cm">
          <text:p text:style-name="P4"><text:span text:style-name="T72">Value</text:span></text:p>
        </draw:rect>
        <draw:rect draw:style-name="gr26" draw:text-style-name="P18" xml:id="id21" draw:id="id21" draw:layer="layout" svg:width="1.915cm" svg:height="1cm" svg:x="26.815cm" svg:y="3cm">
          <text:p text:style-name="P4"><text:span text:style-name="T72">Key</text:span></text:p>
        </draw:rect>
        <draw:rect draw:style-name="gr26" draw:text-style-name="P18" xml:id="id22" draw:id="id22" draw:layer="layout" svg:width="1.915cm" svg:height="1cm" svg:x="26.801cm" svg:y="5cm">
          <text:p text:style-name="P4"><text:span text:style-name="T72">...</text:span></text:p>
        </draw:rect>
        <draw:rect draw:style-name="gr26" draw:text-style-name="P20" xml:id="id23" draw:id="id23" draw:layer="layout" svg:width="2.489cm" svg:height="1cm" svg:x="28.711cm" svg:y="4cm">
          <text:p text:style-name="P19"><text:span text:style-name="T72">X</text:span></text:p>
        </draw:rect>
        <draw:rect draw:style-name="gr26" draw:text-style-name="P20" xml:id="id24" draw:id="id24" draw:layer="layout" svg:width="2.489cm" svg:height="1cm" svg:x="28.711cm" svg:y="5cm">
          <text:p text:style-name="P19"><text:span text:style-name="T72">...</text:span></text:p>
        </draw:rect>
        <draw:rect draw:style-name="gr26" draw:text-style-name="P18" xml:id="id25" draw:id="id25" draw:layer="layout" svg:width="1.915cm" svg:height="1cm" svg:x="26.8cm" svg:y="8.9cm">
          <text:p text:style-name="P4"><text:span text:style-name="T72">PC</text:span></text:p>
        </draw:rect>
        <draw:rect draw:style-name="gr26" draw:text-style-name="P18" xml:id="id26" draw:id="id26" draw:layer="layout" svg:width="2.489cm" svg:height="1cm" svg:x="28.7cm" svg:y="7.9cm">
          <text:p text:style-name="P4"><text:span text:style-name="T72">Value</text:span></text:p>
        </draw:rect>
        <draw:rect draw:style-name="gr26" draw:text-style-name="P18" xml:id="id27" draw:id="id27" draw:layer="layout" svg:width="1.915cm" svg:height="1cm" svg:x="26.815cm" svg:y="7.9cm">
          <text:p text:style-name="P4"><text:span text:style-name="T72">Key</text:span></text:p>
        </draw:rect>
        <draw:rect draw:style-name="gr26" draw:text-style-name="P18" xml:id="id28" draw:id="id28" draw:layer="layout" svg:width="1.915cm" svg:height="1cm" svg:x="26.801cm" svg:y="9.9cm">
          <text:p text:style-name="P4"><text:span text:style-name="T72">...</text:span></text:p>
        </draw:rect>
        <draw:rect draw:style-name="gr26" draw:text-style-name="P20" xml:id="id29" draw:id="id29" draw:layer="layout" svg:width="2.489cm" svg:height="1cm" svg:x="28.711cm" svg:y="8.9cm">
          <text:p text:style-name="P19"><text:span text:style-name="T72">Y</text:span></text:p>
        </draw:rect>
        <draw:rect draw:style-name="gr26" draw:text-style-name="P20" xml:id="id30" draw:id="id30" draw:layer="layout" svg:width="2.489cm" svg:height="1cm" svg:x="28.711cm" svg:y="9.9cm">
          <text:p text:style-name="P19"><text:span text:style-name="T72">...</text:span></text:p>
        </draw:rect>
        <draw:polyline draw:style-name="gr27" draw:text-style-name="P4" xml:id="id31" draw:id="id31" draw:layer="layout" svg:width="1.799cm" svg:height="2.199cm" svg:x="24.9cm" svg:y="2.4cm" svg:viewBox="0 0 1800 2200" draw:points="0,2200 1800,0">
          <text:p/>
        </draw:polyline>
        <draw:polyline draw:style-name="gr27" draw:text-style-name="P4" xml:id="id32" draw:id="id32" draw:layer="layout" svg:width="1.799cm" svg:height="0.299cm" svg:x="24.9cm" svg:y="7.4cm" svg:viewBox="0 0 1800 300" draw:points="0,300 1800,0">
          <text:p/>
        </draw:polyline>
        <draw:rect draw:style-name="gr28" draw:text-style-name="P22" xml:id="id33" draw:id="id33" draw:layer="layout" svg:width="4.374cm" svg:height="1cm" svg:x="26.826cm" svg:y="2cm">
          <text:p text:style-name="P21"><text:span text:style-name="T73">insert map</text:span></text:p>
        </draw:rect>
        <draw:rect draw:style-name="gr28" draw:text-style-name="P22" xml:id="id34" draw:id="id34" draw:layer="layout" svg:width="4.374cm" svg:height="1cm" svg:x="26.826cm" svg:y="6.9cm">
          <text:p text:style-name="P21"><text:span text:style-name="T73">input map</text:span></text:p>
        </draw:rect>
        <draw:rect draw:style-name="gr28" draw:text-style-name="P22" xml:id="id35" draw:id="id35" draw:layer="layout" svg:width="5.274cm" svg:height="1cm" svg:x="19.626cm" svg:y="2.1cm">
          <text:p text:style-name="P21"><text:span text:style-name="T73">pipeline table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y_20_Header" draw:display-name="Gray Header" draw:style="linear" draw:start-color="#dddddd" draw:end-color="#999999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geModel-background" style:family="presentation">
      <style:graphic-properties draw:stroke="none" draw:fill="none"/>
      <style:text-properties style:letter-kerning="true"/>
    </style:style>
    <style:style style:name="pageMod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-outline1" style:family="presentation">
      <style:graphic-properties draw:stroke="none" draw:fill="none">
        <text:list-style style:name="pageMod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outline2" style:family="presentation" style:parent-style-name="pageModel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ageModel-outline3" style:family="presentation" style:parent-style-name="pageModel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ageModel-outline4" style:family="presentation" style:parent-style-name="pageModel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ageModel-outline5" style:family="presentation" style:parent-style-name="pageModel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6" style:family="presentation" style:parent-style-name="pageModel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7" style:family="presentation" style:parent-style-name="pageModel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8" style:family="presentation" style:parent-style-name="pageModel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9" style:family="presentation" style:parent-style-name="pageModel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subtitle" style:family="presentation">
      <style:graphic-properties draw:stroke="none" draw:fill="none" draw:textarea-vertical-align="middle">
        <text:list-style style:name="pageMod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title" style:family="presentation">
      <style:graphic-properties draw:stroke="none" draw:fill="none" draw:textarea-vertical-align="middle">
        <text:list-style style:name="pageMod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Calibri" style:font-style-name="Italic" style:font-family-generic="swiss" style:font-pitch="variable" fo:font-size="37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geModel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geMod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geMod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geModel" style:page-layout-name="PM1" draw:style-name="Mdp1">
      <draw:frame presentation:style-name="pageModel-title" draw:layer="backgroundobjects" svg:width="28.799cm" svg:height="3.005cm" svg:x="1.6cm" svg:y="0.717cm" presentation:class="title" presentation:placeholder="true">
        <draw:text-box/>
      </draw:frame>
      <draw:frame presentation:style-name="pageModel-outline1" draw:layer="backgroundobjects" svg:width="28.799cm" svg:height="10.44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ageModel-title" draw:layer="backgroundobjects" svg:width="14.848cm" svg:height="11.136cm" svg:x="3.075cm" svg:y="2.257cm" presentation:class="page"/>
        <draw:frame presentation:style-name="pageMod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8-06T14:03:34.18</meta:creation-date>
    <meta:editing-duration>P32DT22H51M42S</meta:editing-duration>
    <meta:editing-cycles>206</meta:editing-cycles>
    <dc:date>2019-03-14T00:54:57.96</dc:date>
    <meta:generator>OpenOffice/4.1.6$Win32 OpenOffice.org_project/416m1$Build-9790</meta:generator>
    <meta:document-statistic meta:object-count="172"/>
  </office:meta>
</office:document-meta>
</file>